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964cm"/>
    </style:style>
    <style:style style:name="co2" style:family="table-column">
      <style:table-column-properties fo:break-before="auto" style:column-width="7.77cm"/>
    </style:style>
    <style:style style:name="co3" style:family="table-column">
      <style:table-column-properties fo:break-before="auto" style:column-width="7.123cm"/>
    </style:style>
    <style:style style:name="co4" style:family="table-column">
      <style:table-column-properties fo:break-before="auto" style:column-width="41.393cm"/>
    </style:style>
    <style:style style:name="co5" style:family="table-column">
      <style:table-column-properties fo:break-before="auto" style:column-width="1.552cm"/>
    </style:style>
    <style:style style:name="co6" style:family="table-column">
      <style:table-column-properties fo:break-before="auto" style:column-width="1.12cm"/>
    </style:style>
    <style:style style:name="co7" style:family="table-column">
      <style:table-column-properties fo:break-before="auto" style:column-width="0.919cm"/>
    </style:style>
    <style:style style:name="co8" style:family="table-column">
      <style:table-column-properties fo:break-before="auto" style:column-width="1.667cm"/>
    </style:style>
    <style:style style:name="co9" style:family="table-column">
      <style:table-column-properties fo:break-before="auto" style:column-width="3.538cm"/>
    </style:style>
    <style:style style:name="co10" style:family="table-column">
      <style:table-column-properties fo:break-before="auto" style:column-width="2.272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List View"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
        <table:table-column table:style-name="co10" table:default-cell-style-name="Default"/>
        <table:table-row table:style-name="ro1">
          <table:table-cell office:value-type="string" calcext:value-type="string">
            <text:p>File name</text:p>
          </table:table-cell>
          <table:table-cell office:value-type="string" calcext:value-type="string">
            <text:p>Title</text:p>
          </table:table-cell>
          <table:table-cell office:value-type="string" calcext:value-type="string">
            <text:p>Caption</text:p>
          </table:table-cell>
          <table:table-cell office:value-type="string" calcext:value-type="string">
            <text:p>Keyword-export</text:p>
          </table:table-cell>
          <table:table-cell office:value-type="string" calcext:value-type="string">
            <text:p>Country</text:p>
          </table:table-cell>
          <table:table-cell office:value-type="string" calcext:value-type="string">
            <text:p>State</text:p>
          </table:table-cell>
          <table:table-cell office:value-type="string" calcext:value-type="string">
            <text:p>City</text:p>
          </table:table-cell>
          <table:table-cell office:value-type="string" calcext:value-type="string">
            <text:p>Location</text:p>
          </table:table-cell>
          <table:table-cell table:style-name="Default" office:value-type="string" calcext:value-type="string">
            <text:p>Date Time</text:p>
          </table:table-cell>
          <table:table-cell office:value-type="string" calcext:value-type="string">
            <text:p>Cropped</text:p>
          </table:table-cell>
        </table:table-row>
        <table:table-row table:style-name="ro1">
          <table:table-cell office:value-type="string" calcext:value-type="string">
            <text:p>Caiman Eyeball.JPG</text:p>
          </table:table-cell>
          <table:table-cell office:value-type="string" calcext:value-type="string">
            <text:p>Caiman Eyeball</text:p>
          </table:table-cell>
          <table:table-cell office:value-type="string" calcext:value-type="string">
            <text:p>In the upper reaches of the Amazon, in Bolivia there are so many caiman in the rivers but one doesn't often see more than the eyeball poking out above the surface.</text:p>
          </table:table-cell>
          <table:table-cell office:value-type="string" calcext:value-type="string">
            <text:p>Adrian, Adrian O Brien, Adrian O' Brien, Adrian O'Brien, Amazon, Animals, Basin, Bolivia, Brien, O' Brien, O'Brien, OBrien, Predator, Reptile, Reptiles, Wildlife chasing, chasing, chasing wildlife, chasingwildlife, nature, wildlifechasing</text:p>
          </table:table-cell>
          <table:table-cell table:number-columns-repeated="4"/>
          <table:table-cell office:value-type="string" calcext:value-type="string">
            <text:p>19/11/2005 14:24:51</text:p>
          </table:table-cell>
          <table:table-cell office:value-type="string" calcext:value-type="string">
            <text:p>3264 x 2176</text:p>
          </table:table-cell>
        </table:table-row>
        <table:table-row table:style-name="ro1">
          <table:table-cell office:value-type="string" calcext:value-type="string">
            <text:p>Caiman Eyeball.JPG</text:p>
          </table:table-cell>
          <table:table-cell office:value-type="string" calcext:value-type="string">
            <text:p>Caiman Eyeball BW</text:p>
          </table:table-cell>
          <table:table-cell office:value-type="string" calcext:value-type="string">
            <text:p>In the upper reaches of the Amazon, in Bolivia there are so many caiman in the rivers but one doesn't often see more than the eyeball poking out above the surface.</text:p>
          </table:table-cell>
          <table:table-cell office:value-type="string" calcext:value-type="string">
            <text:p>Adrian, Adrian O Brien, Adrian O' Brien, Adrian O'Brien, Amazon, Animals, Basin, Bolivia, Brien, O' Brien, O'Brien, OBrien, Predator, Reptile, Reptiles, Wildlife chasing, chasing, chasing wildlife, chasingwildlife, nature, wildlifechasing</text:p>
          </table:table-cell>
          <table:table-cell table:number-columns-repeated="4"/>
          <table:table-cell office:value-type="string" calcext:value-type="string">
            <text:p>19/11/2005 14:24:51</text:p>
          </table:table-cell>
          <table:table-cell office:value-type="string" calcext:value-type="string">
            <text:p>3264 x 2176</text:p>
          </table:table-cell>
        </table:table-row>
        <table:table-row table:style-name="ro1">
          <table:table-cell office:value-type="string" calcext:value-type="string">
            <text:p>Squirrel Monkey-2.JPG</text:p>
          </table:table-cell>
          <table:table-cell office:value-type="string" calcext:value-type="string">
            <text:p>Squirrel Monkey BW</text:p>
          </table:table-cell>
          <table:table-cell office:value-type="string" calcext:value-type="string">
            <text:p>Squirrel Monkeys are common in the jungles and forests around the Amazon basin in the Bolivian Lowlands. However seeing them isn't so easy unless they come to the edges of the forest. This cute troop came to the waters edge while we were heading upstream in a motorised canoe.</text:p>
          </table:table-cell>
          <table:table-cell office:value-type="string" calcext:value-type="string">
            <text:p>Adrian, Adrian O Brien, Adrian O' Brien, Adrian O'Brien, Amazon, Animals, Basin, Bolivia, Brien, Monkeys, O' Brien, O'Brien, OBrien, Wildlife chasing, chasing, chasing wildlife, chasingwildlife, mammal, monkey, nature, wildlifechasing</text:p>
          </table:table-cell>
          <table:table-cell table:number-columns-repeated="4"/>
          <table:table-cell office:value-type="string" calcext:value-type="string">
            <text:p>19/11/2005 16:06:28</text:p>
          </table:table-cell>
          <table:table-cell office:value-type="string" calcext:value-type="string">
            <text:p>2448 x 3060</text:p>
          </table:table-cell>
        </table:table-row>
        <table:table-row table:style-name="ro1">
          <table:table-cell office:value-type="string" calcext:value-type="string">
            <text:p>Squirrel Monkey.JPG</text:p>
          </table:table-cell>
          <table:table-cell office:value-type="string" calcext:value-type="string">
            <text:p>Squirrel Monkey</text:p>
          </table:table-cell>
          <table:table-cell office:value-type="string" calcext:value-type="string">
            <text:p>Squirrel Monkeys are common in the jungles and forests around the Amazon basin in the Bolivian Lowlands. However seeing them isn't so easy unless they come to the edges of the forest. This cute troop came to the waters edge while we were heading upstream in a motorised canoe.</text:p>
          </table:table-cell>
          <table:table-cell office:value-type="string" calcext:value-type="string">
            <text:p>Adrian, Adrian O Brien, Adrian O' Brien, Adrian O'Brien, Amazon, Animals, Basin, Bolivia, Brien, Monkeys, O' Brien, O'Brien, OBrien, Wildlife chasing, chasing, chasing wildlife, chasingwildlife, mammal, nature, wildlifechasing</text:p>
          </table:table-cell>
          <table:table-cell table:number-columns-repeated="4"/>
          <table:table-cell office:value-type="string" calcext:value-type="string">
            <text:p>31/12/2017 16:49:39</text:p>
          </table:table-cell>
          <table:table-cell office:value-type="string" calcext:value-type="string">
            <text:p>2448 x 3060</text:p>
          </table:table-cell>
        </table:table-row>
        <table:table-row table:style-name="ro1">
          <table:table-cell office:value-type="string" calcext:value-type="string">
            <text:p>Canada Goose.JPG</text:p>
          </table:table-cell>
          <table:table-cell office:value-type="string" calcext:value-type="string">
            <text:p>Canada Goose</text:p>
          </table:table-cell>
          <table:table-cell office:value-type="string" calcext:value-type="string">
            <text:p>On the Trans Canada Railway there are often bears feeding on the grain that falls from the long trains coming from the Prairies. Sometimes though you don't get to see the bears. I met a Canada Goose instead standing beside the railway tracks. Two icons of the country in one shot.</text:p>
          </table:table-cell>
          <table:table-cell office:value-type="string" calcext:value-type="string">
            <text:p>Adrian, Adrian O Brien, Adrian O' Brien, Adrian O'Brien, Animals, Bird, Birds, Brien, O' Brien, O'Brien, OBrien, Wildlife chasing, canada, chasing, chasing wildlife, chasingwildlife, nature, wildlifechasing</text:p>
          </table:table-cell>
          <table:table-cell table:number-columns-repeated="4"/>
          <table:table-cell office:value-type="string" calcext:value-type="string">
            <text:p>23/04/2007 15:09:22</text:p>
          </table:table-cell>
          <table:table-cell office:value-type="string" calcext:value-type="string">
            <text:p>2237 x 1790</text:p>
          </table:table-cell>
        </table:table-row>
        <table:table-row table:style-name="ro1">
          <table:table-cell office:value-type="string" calcext:value-type="string">
            <text:p>Vervet Monkey.NEF</text:p>
          </table:table-cell>
          <table:table-cell office:value-type="string" calcext:value-type="string">
            <text:p>Vervet Monkey</text:p>
          </table:table-cell>
          <table:table-cell office:value-type="string" calcext:value-type="string">
            <text:p>The vervet monkey is common all over East and Southern Africa. However getting an interesting shot isn't always easy. These guys aren't too shy but they have no interest in posing.</text:p>
          </table:table-cell>
          <table:table-cell office:value-type="string" calcext:value-type="string">
            <text:p>Adrian, Adrian O Brien, Adrian O' Brien, Adrian O'Brien, Animals, Brien, Monkeys, O' Brien, O'Brien, OBrien, Wildlife chasing, chasing, chasing wildlife, chasingwildlife, kenya, mammal, mara, masai, monkey, nature, wildlifechasing</text:p>
          </table:table-cell>
          <table:table-cell table:number-columns-repeated="4"/>
          <table:table-cell office:value-type="string" calcext:value-type="string">
            <text:p>17/10/2012 14:52:59</text:p>
          </table:table-cell>
          <table:table-cell office:value-type="string" calcext:value-type="string">
            <text:p>1767 x 2650</text:p>
          </table:table-cell>
        </table:table-row>
        <table:table-row table:style-name="ro1">
          <table:table-cell office:value-type="string" calcext:value-type="string">
            <text:p>Gazelle Coversation.NEF</text:p>
          </table:table-cell>
          <table:table-cell office:value-type="string" calcext:value-type="string">
            <text:p>Gazelle Conversation</text:p>
          </table:table-cell>
          <table:table-cell office:value-type="string" calcext:value-type="string">
            <text:p>In the early afternoon the Gazelles tend to lie down and take a break. However one needs to always be aware as predators are always on the prowl, though less are around during the heat of the day.</text:p>
          </table:table-cell>
          <table:table-cell office:value-type="string" calcext:value-type="string">
            <text:p>Adrian, Adrian O Brien, Adrian O' Brien, Adrian O'Brien, Animals, Brien, O' Brien, O'Brien, OBrien, Wildlife chasing, chasing, chasing wildlife, chasingwildlife, kenya, mammal, mara, masai, nature, wildlifechasing</text:p>
          </table:table-cell>
          <table:table-cell table:number-columns-repeated="4"/>
          <table:table-cell office:value-type="string" calcext:value-type="string">
            <text:p>17/10/2012 15:26:26</text:p>
          </table:table-cell>
          <table:table-cell office:value-type="string" calcext:value-type="string">
            <text:p>4462 x 2975</text:p>
          </table:table-cell>
        </table:table-row>
        <table:table-row table:style-name="ro1">
          <table:table-cell office:value-type="string" calcext:value-type="string">
            <text:p>Grazing Zebra Portrait BW.NEF</text:p>
          </table:table-cell>
          <table:table-cell office:value-type="string" calcext:value-type="string">
            <text:p>Grazing Zebra Portrait BW</text:p>
          </table:table-cell>
          <table:table-cell office:value-type="string" calcext:value-type="string">
            <text:p>I still have to find a subject that suits black and white better than a Zebra. The contrast always makes for a good image. However I think I still haven't succeeded in finding a zebra that makes a stunning black and white. A good excuse to go back to Africa.</text:p>
          </table:table-cell>
          <table:table-cell office:value-type="string" calcext:value-type="string">
            <text:p>Adrian, Adrian O Brien, Adrian O' Brien, Adrian O'Brien, Animals, Brien, O' Brien, O'Brien, OBrien, Wildlife chasing, chasing, chasing wildlife, chasingwildlife, kenya, mammal, mara, masai, nature, wildlifechasing, zebra</text:p>
          </table:table-cell>
          <table:table-cell table:number-columns-repeated="4"/>
          <table:table-cell office:value-type="string" calcext:value-type="string">
            <text:p>17/10/2012 15:35:12</text:p>
          </table:table-cell>
          <table:table-cell office:value-type="string" calcext:value-type="string">
            <text:p>3264 x 3264</text:p>
          </table:table-cell>
        </table:table-row>
        <table:table-row table:style-name="ro1">
          <table:table-cell office:value-type="string" calcext:value-type="string">
            <text:p>Dozing Lioness.NEF</text:p>
          </table:table-cell>
          <table:table-cell office:value-type="string" calcext:value-type="string">
            <text:p>Dozing Lioness</text:p>
          </table:table-cell>
          <table:table-cell office:value-type="string" calcext:value-type="string">
            <text:p>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text:p>
          </table:table-cell>
          <table:table-cell office:value-type="string" calcext:value-type="string">
            <text:p>Adrian, Adrian O Brien, Adrian O' Brien, Adrian O'Brien, Animals, Brien, Cats, O' Brien, O'Brien, OBrien, Predator, Wildlife chasing, chasing, chasing wildlife, chasingwildlife, kenya, lion, mammal, mara, masai, nature, wildlifechasing</text:p>
          </table:table-cell>
          <table:table-cell table:number-columns-repeated="4"/>
          <table:table-cell office:value-type="string" calcext:value-type="string">
            <text:p>31/12/2017 14:25:37</text:p>
          </table:table-cell>
          <table:table-cell office:value-type="string" calcext:value-type="string">
            <text:p>3752 x 3002</text:p>
          </table:table-cell>
        </table:table-row>
        <table:table-row table:style-name="ro1">
          <table:table-cell office:value-type="string" calcext:value-type="string">
            <text:p>Wondering Lioness.NEF</text:p>
          </table:table-cell>
          <table:table-cell office:value-type="string" calcext:value-type="string">
            <text:p>Wondering Lioness</text:p>
          </table:table-cell>
          <table:table-cell office:value-type="string" calcext:value-type="string">
            <text:p>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text:p>
          </table:table-cell>
          <table:table-cell office:value-type="string" calcext:value-type="string">
            <text:p>Adrian, Adrian O Brien, Adrian O' Brien, Adrian O'Brien, Animals, Brien, Cats, O' Brien, O'Brien, OBrien, Predator, Wildlife chasing, chasing, chasing wildlife, chasingwildlife, kenya, lion, mammal, mara, masai, nature, wildlifechasing</text:p>
          </table:table-cell>
          <table:table-cell table:number-columns-repeated="4"/>
          <table:table-cell office:value-type="string" calcext:value-type="string">
            <text:p>17/10/2012 15:56:41</text:p>
          </table:table-cell>
          <table:table-cell office:value-type="string" calcext:value-type="string">
            <text:p>3681 x 2945</text:p>
          </table:table-cell>
        </table:table-row>
        <table:table-row table:style-name="ro1">
          <table:table-cell office:value-type="string" calcext:value-type="string">
            <text:p>Elephant Family BW.NEF</text:p>
          </table:table-cell>
          <table:table-cell office:value-type="string" calcext:value-type="string">
            <text:p>Elephant Family BW</text:p>
          </table:table-cell>
          <table:table-cell office:value-type="string" calcext:value-type="string">
            <text:p>Elephants normally travel in herds which means that family portraits are relatively easy. However just like any family they don't always look at the camera all at the same time.</text:p>
          </table:table-cell>
          <table:table-cell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number-columns-repeated="4"/>
          <table:table-cell office:value-type="string" calcext:value-type="string">
            <text:p>31/12/2017 14:25:44</text:p>
          </table:table-cell>
          <table:table-cell office:value-type="string" calcext:value-type="string">
            <text:p>4928 x 2464</text:p>
          </table:table-cell>
        </table:table-row>
        <table:table-row table:style-name="ro1">
          <table:table-cell office:value-type="string" calcext:value-type="string">
            <text:p>Family of Elephants.NEF</text:p>
          </table:table-cell>
          <table:table-cell office:value-type="string" calcext:value-type="string">
            <text:p>Family of Elephants</text:p>
          </table:table-cell>
          <table:table-cell office:value-type="string" calcext:value-type="string">
            <text:p>Elephants normally travel in herds which means that family portraits are relatively easy. However just like any family they don't always look at the camera all at the same time.</text:p>
          </table:table-cell>
          <table:table-cell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number-columns-repeated="4"/>
          <table:table-cell office:value-type="string" calcext:value-type="string">
            <text:p>31/12/2017 16:49:52</text:p>
          </table:table-cell>
          <table:table-cell office:value-type="string" calcext:value-type="string">
            <text:p>4309 x 2872</text:p>
          </table:table-cell>
        </table:table-row>
        <table:table-row table:style-name="ro1">
          <table:table-cell office:value-type="string" calcext:value-type="string">
            <text:p>Family of Elephants-2.NEF</text:p>
          </table:table-cell>
          <table:table-cell office:value-type="string" calcext:value-type="string">
            <text:p>Family of Elephants (crop)</text:p>
          </table:table-cell>
          <table:table-cell office:value-type="string" calcext:value-type="string">
            <text:p>Elephants normally travel in herds which means that family portraits are relatively easy. However just like any family they don't always look at the camera all at the same time.</text:p>
          </table:table-cell>
          <table:table-cell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number-columns-repeated="4"/>
          <table:table-cell office:value-type="string" calcext:value-type="string">
            <text:p>17/10/2012 16:09:25</text:p>
          </table:table-cell>
          <table:table-cell office:value-type="string" calcext:value-type="string">
            <text:p>3353 x 2236</text:p>
          </table:table-cell>
        </table:table-row>
        <table:table-row table:style-name="ro1">
          <table:table-cell office:value-type="string" calcext:value-type="string">
            <text:p>Lone Elephant BW.NEF</text:p>
          </table:table-cell>
          <table:table-cell office:value-type="string" calcext:value-type="string">
            <text:p>Lone Elephant BW</text:p>
          </table:table-cell>
          <table:table-cell office:value-type="string" calcext:value-type="string">
            <text:p>Nothing compares to seeing the majesty and size of an elephant up close. Maybe that clouds my judgement when chosing images for my portfolio. It is always possible that the image means more to me than to those who buy it. However I still love the power and strength of this massive creature.</text:p>
          </table:table-cell>
          <table:table-cell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number-columns-repeated="4"/>
          <table:table-cell office:value-type="string" calcext:value-type="string">
            <text:p>31/12/2017 14:25:49</text:p>
          </table:table-cell>
          <table:table-cell office:value-type="string" calcext:value-type="string">
            <text:p>4401 x 2934</text:p>
          </table:table-cell>
        </table:table-row>
        <table:table-row table:style-name="ro1">
          <table:table-cell office:value-type="string" calcext:value-type="string">
            <text:p>Baby Elephant and Sisters BW.NEF</text:p>
          </table:table-cell>
          <table:table-cell office:value-type="string" calcext:value-type="string">
            <text:p>Baby Elephant and Sisters BW</text:p>
          </table:table-cell>
          <table:table-cell office:value-type="string" calcext:value-type="string">
            <text:p>Elephants are often hard to photograph on safari, especially if you aren't a professional with multiple cameras and lots of lenses. Sometimes they get so close that your longer wildlife lens is just too much for the herd. However that allows for nice close ups of the smaller members of the family.</text:p>
          </table:table-cell>
          <table:table-cell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number-columns-repeated="4"/>
          <table:table-cell office:value-type="string" calcext:value-type="string">
            <text:p>31/12/2017 14:26:01</text:p>
          </table:table-cell>
          <table:table-cell office:value-type="string" calcext:value-type="string">
            <text:p>4360 x 2907</text:p>
          </table:table-cell>
        </table:table-row>
        <table:table-row table:style-name="ro1">
          <table:table-cell office:value-type="string" calcext:value-type="string">
            <text:p>Stalking Serval.NEF</text:p>
          </table:table-cell>
          <table:table-cell office:value-type="string" calcext:value-type="string">
            <text:p>Stalking Serval</text:p>
          </table:table-cell>
          <table:table-cell office:value-type="string" calcext:value-type="string">
            <text:p>Serval's are one of Africa's lesser known cats. This is only because their size fails to grab the attention the way the big cats do. However they are equally adept at hunting and stalking and are amazing to see in the flesh.</text:p>
          </table:table-cell>
          <table:table-cell office:value-type="string" calcext:value-type="string">
            <text:p>Adrian, Adrian O Brien, Adrian O' Brien, Adrian O'Brien, Animals, Brien, Cats, O' Brien, O'Brien, OBrien, Predator, Wildlife chasing, chasing, chasing wildlife, chasingwildlife, kenya, mammal, mara, masai, nature, wildlifechasing</text:p>
          </table:table-cell>
          <table:table-cell table:number-columns-repeated="4"/>
          <table:table-cell office:value-type="string" calcext:value-type="string">
            <text:p>17/10/2012 16:31:52</text:p>
          </table:table-cell>
          <table:table-cell office:value-type="string" calcext:value-type="string">
            <text:p>4080 x 3264</text:p>
          </table:table-cell>
        </table:table-row>
        <table:table-row table:style-name="ro1">
          <table:table-cell office:value-type="string" calcext:value-type="string">
            <text:p>Lilac Breasted Roller.NEF</text:p>
          </table:table-cell>
          <table:table-cell office:value-type="string" calcext:value-type="string">
            <text:p>Lilac Breasted Roller</text:p>
          </table:table-cell>
          <table:table-cell office:value-type="string" calcext:value-type="string">
            <text:p>The lilac-breasted roller is relatively common in East Africa but again the problem is getting these birds to sit still long enough to get a good image.</text:p>
          </table:table-cell>
          <table:table-cell office:value-type="string" calcext:value-type="string">
            <text:p>Adrian, Adrian O Brien, Adrian O' Brien, Adrian O'Brien, Animals, Bird, Birds, Brien, O' Brien, O'Brien, OBrien, Wildlife chasing, chasing, chasing wildlife, chasingwildlife, kenya, lilac breasted roller, mara, masai, nature, wildlifechasing</text:p>
          </table:table-cell>
          <table:table-cell table:number-columns-repeated="4"/>
          <table:table-cell office:value-type="string" calcext:value-type="string">
            <text:p>17/10/2012 16:35:12</text:p>
          </table:table-cell>
          <table:table-cell office:value-type="string" calcext:value-type="string">
            <text:p>3254 x 2603</text:p>
          </table:table-cell>
        </table:table-row>
        <table:table-row table:style-name="ro1">
          <table:table-cell office:value-type="string" calcext:value-type="string">
            <text:p>New Born Zebra and Mother.NEF</text:p>
          </table:table-cell>
          <table:table-cell office:value-type="string" calcext:value-type="string">
            <text:p>New Born Zebra and Mother</text:p>
          </table:table-cell>
          <table:table-cell office:value-type="string" calcext:value-type="string">
            <text:p>The plains zebra is a bit like tourists in Europe. When you want to take a landscape shot of the typical savannah view, they just get in the way. At least in St Mark's Square getting up early gets you a nice clean view. The zebras are up and about straight after sunrise.</text:p>
          </table:table-cell>
          <table:table-cell office:value-type="string" calcext:value-type="string">
            <text:p>Adrian, Adrian O Brien, Adrian O' Brien, Adrian O'Brien, Animals, Brien, Migration, O' Brien, O'Brien, OBrien, Wildlife chasing, chasing, chasing wildlife, chasingwildlife, great, kenya, mammal, mara, masai, nature, wildlifechasing, zebra</text:p>
          </table:table-cell>
          <table:table-cell table:number-columns-repeated="4"/>
          <table:table-cell office:value-type="string" calcext:value-type="string">
            <text:p>18/10/2012 09:53:25</text:p>
          </table:table-cell>
          <table:table-cell office:value-type="string" calcext:value-type="string">
            <text:p>3480 x 2320</text:p>
          </table:table-cell>
        </table:table-row>
        <table:table-row table:style-name="ro1">
          <table:table-cell office:value-type="string" calcext:value-type="string">
            <text:p>Dazzle of Zebras BW.NEF</text:p>
          </table:table-cell>
          <table:table-cell office:value-type="string" calcext:value-type="string">
            <text:p>Dazzle of Zebras BW</text:p>
          </table:table-cell>
          <table:table-cell office:value-type="string" calcext:value-type="string">
            <text:p>There is a reason why the collective noun for zebras is a dazzle. It is impossible to single them out and count them individually with all those stripes.</text:p>
          </table:table-cell>
          <table:table-cell office:value-type="string" calcext:value-type="string">
            <text:p>Adrian, Adrian O Brien, Adrian O' Brien, Adrian O'Brien, Animals, Brien, Migration, O' Brien, O'Brien, OBrien, Wildlife chasing, chasing, chasing wildlife, chasingwildlife, great, kenya, mammal, mara, masai, nature, wildlifechasing, zebra</text:p>
          </table:table-cell>
          <table:table-cell table:number-columns-repeated="4"/>
          <table:table-cell office:value-type="string" calcext:value-type="string">
            <text:p>31/12/2017 14:26:42</text:p>
          </table:table-cell>
          <table:table-cell office:value-type="string" calcext:value-type="string">
            <text:p>3623 x 2898</text:p>
          </table:table-cell>
        </table:table-row>
        <table:table-row table:style-name="ro1">
          <table:table-cell office:value-type="string" calcext:value-type="string">
            <text:p>Wildebeest Alone.NEF</text:p>
          </table:table-cell>
          <table:table-cell office:value-type="string" calcext:value-type="string">
            <text:p>Wildebeest Alone</text:p>
          </table:table-cell>
          <table:table-cell office:value-type="string" calcext:value-type="string">
            <text:p>Just because there are over a million wildebeest in doesn't mean they are all best friends. Sometimes though rarely you do see them on their own. As a photographer though it is also possible to be a bit creative and isolate them.</text:p>
          </table:table-cell>
          <table:table-cell office:value-type="string" calcext:value-type="string">
            <text:p>Adrian, Adrian O Brien, Adrian O' Brien, Adrian O'Brien, Africa, Animals, Brien, Migration, O' Brien, O'Brien, OBrien, Wildlife chasing, chasing, chasing wildlife, chasingwildlife, great, kenya, mara, masai, nature, wildlifechasing</text:p>
          </table:table-cell>
          <table:table-cell table:number-columns-repeated="4"/>
          <table:table-cell office:value-type="string" calcext:value-type="string">
            <text:p>18/10/2012 09:56:17</text:p>
          </table:table-cell>
          <table:table-cell office:value-type="string" calcext:value-type="string">
            <text:p>4928 x 3264</text:p>
          </table:table-cell>
        </table:table-row>
        <table:table-row table:style-name="ro1">
          <table:table-cell office:value-type="string" calcext:value-type="string">
            <text:p>Cheetah Stalking.NEF</text:p>
          </table:table-cell>
          <table:table-cell office:value-type="string" calcext:value-type="string">
            <text:p>Cheetah Stalking</text:p>
          </table:table-cell>
          <table:table-cell office:value-type="string" calcext:value-type="string">
            <text:p>Unfortunately I have yet to see a cheetah running at full speed. This guy did a little bit of stalking through the grass right beside our safari vehicle but then decided to just give up. I guess he decided it wasn't a realistic hunt and would be a waste of energy to go flat out just so I could get a photo.</text:p>
          </table:table-cell>
          <table:table-cell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number-columns-repeated="4"/>
          <table:table-cell office:value-type="string" calcext:value-type="string">
            <text:p>18/10/2012 14:13:13</text:p>
          </table:table-cell>
          <table:table-cell office:value-type="string" calcext:value-type="string">
            <text:p>4222 x 2815</text:p>
          </table:table-cell>
        </table:table-row>
        <table:table-row table:style-name="ro1">
          <table:table-cell office:value-type="string" calcext:value-type="string">
            <text:p>PrintGalleryImage (21 of 139).NEF</text:p>
          </table:table-cell>
          <table:table-cell office:value-type="string" calcext:value-type="string">
            <text:p>Cheetah on Patrol</text:p>
          </table:table-cell>
          <table:table-cell office:value-type="string" calcext:value-type="string">
            <text:p>I met this guy with his brother out for an evening stroll. They were just wandering as cheetah do. Just looking for a bit of prey that would be easy enough to stalk and capture. Since they found nothing they just settled under a bush for a bit of shade.</text:p>
          </table:table-cell>
          <table:table-cell office:value-type="string" calcext:value-type="string">
            <text:p>Adrian, Adrian O Brien, Adrian O' Brien, Adrian O'Brien, Animals, Brien, Endangered, O' Brien, O'Brien, OBrien, Predator, Species, Wildlife chasing, chasing, chasing wildlife, chasingwildlife, cheetah, kenya, mammal, mara, masai, nature, wildlifechasing</text:p>
          </table:table-cell>
          <table:table-cell table:number-columns-repeated="4"/>
          <table:table-cell office:value-type="string" calcext:value-type="string">
            <text:p>31/12/2017 14:27:11</text:p>
          </table:table-cell>
          <table:table-cell office:value-type="string" calcext:value-type="string">
            <text:p>4684 x 3122</text:p>
          </table:table-cell>
        </table:table-row>
        <table:table-row table:style-name="ro1">
          <table:table-cell office:value-type="string" calcext:value-type="string">
            <text:p>Thirsty Cheetah.NEF</text:p>
          </table:table-cell>
          <table:table-cell office:value-type="string" calcext:value-type="string">
            <text:p>Thirsty Cheetah</text:p>
          </table:table-cell>
          <table:table-cell office:value-type="string" calcext:value-type="string">
            <text:p>After the small rainy season the land is still relatively dry. However one or two afternoon storms make it a lot easier for animals to find water without the long trek to the nearest big river. At least there are no crocodiles in this puddle.</text:p>
          </table:table-cell>
          <table:table-cell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number-columns-repeated="4"/>
          <table:table-cell office:value-type="string" calcext:value-type="string">
            <text:p>18/10/2012 14:14:19</text:p>
          </table:table-cell>
          <table:table-cell office:value-type="string" calcext:value-type="string">
            <text:p>4456 x 2971</text:p>
          </table:table-cell>
        </table:table-row>
        <table:table-row table:style-name="ro1">
          <table:table-cell office:value-type="string" calcext:value-type="string">
            <text:p>Up Close Cheetah.NEF</text:p>
          </table:table-cell>
          <table:table-cell office:value-type="string" calcext:value-type="string">
            <text:p>Up Close Cheetah</text:p>
          </table:table-cell>
          <table:table-cell office:value-type="string" calcext:value-type="string">
            <text:p>Sometimes animals come a bit too close to your safari vehicle. Cheetahs especially like to do this for shade, camouflage and sometimes climb on top for a better view point. I am not a fan of this though so we drove back a bit before he got any ideas.</text:p>
          </table:table-cell>
          <table:table-cell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number-columns-repeated="4"/>
          <table:table-cell office:value-type="string" calcext:value-type="string">
            <text:p>18/10/2012 14:14:45</text:p>
          </table:table-cell>
          <table:table-cell office:value-type="string" calcext:value-type="string">
            <text:p>4896 x 3264</text:p>
          </table:table-cell>
        </table:table-row>
        <table:table-row table:style-name="ro1">
          <table:table-cell office:value-type="string" calcext:value-type="string">
            <text:p>Sleepy Head Cheetah.NEF</text:p>
          </table:table-cell>
          <table:table-cell office:value-type="string" calcext:value-type="string">
            <text:p>Sleepy Head Cheetah</text:p>
          </table:table-cell>
          <table:table-cell office:value-type="string" calcext:value-type="string">
            <text:p>Waking up after a siesta is never easy.</text:p>
          </table:table-cell>
          <table:table-cell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number-columns-repeated="4"/>
          <table:table-cell office:value-type="string" calcext:value-type="string">
            <text:p>18/10/2012 14:21:06</text:p>
          </table:table-cell>
          <table:table-cell office:value-type="string" calcext:value-type="string">
            <text:p>4896 x 3264</text:p>
          </table:table-cell>
        </table:table-row>
        <table:table-row table:style-name="ro1">
          <table:table-cell office:value-type="string" calcext:value-type="string">
            <text:p>Waterbuck in a Field.NEF</text:p>
          </table:table-cell>
          <table:table-cell office:value-type="string" calcext:value-type="string">
            <text:p>Waterbuck in a Field</text:p>
          </table:table-cell>
          <table:table-cell office:value-type="string" calcext:value-type="string">
            <text:p>I find the Waterbuck to be one of the most beautiful of the Antelope type animals. Normally they are found by water, hence the name but sometimes also standing nicely in the grasses for a simple portrait.</text:p>
          </table:table-cell>
          <table:table-cell office:value-type="string" calcext:value-type="string">
            <text:p>Adrian, Adrian O Brien, Adrian O' Brien, Adrian O'Brien, Animals, Brien, O' Brien, O'Brien, OBrien, Wildlife chasing, chasing, chasing wildlife, chasingwildlife, kenya, mammal, mara, masai, nature, wildlifechasing</text:p>
          </table:table-cell>
          <table:table-cell table:number-columns-repeated="4"/>
          <table:table-cell office:value-type="string" calcext:value-type="string">
            <text:p>18/10/2012 14:37:17</text:p>
          </table:table-cell>
          <table:table-cell office:value-type="string" calcext:value-type="string">
            <text:p>4465 x 2977</text:p>
          </table:table-cell>
        </table:table-row>
        <table:table-row table:style-name="ro1">
          <table:table-cell office:value-type="string" calcext:value-type="string">
            <text:p>Model for Marty (Madagascar the Movie).tif</text:p>
          </table:table-cell>
          <table:table-cell office:value-type="string" calcext:value-type="string">
            <text:p>Painted Zebras (digital art)</text:p>
          </table:table-cell>
          <table:table-cell office:value-type="string" calcext:value-type="string">
            <text:p>The plains zebra is a bit like tourists in Europe. When you want to take a landscape shot of the typical savannah view, they just get in the way. At least in St Mark's Square getting up early gets you a nice clean view. The zebras are up and about straight after sunrise. This is one of my first attempts to make art from my photos, using photoshop to add a more 'traditional' look.</text:p>
          </table:table-cell>
          <table:table-cell office:value-type="string" calcext:value-type="string">
            <text:p>Adrian, Adrian O Brien, Adrian O' Brien, Adrian O'Brien, Africa, Animals, Brien, Migration, O' Brien, O'Brien, OBrien, Wildlife chasing, chasing, chasing wildlife, chasingwildlife, great, kenya, mammal, mara, masai, nature, wildlifechasing, zebra</text:p>
          </table:table-cell>
          <table:table-cell table:number-columns-repeated="4"/>
          <table:table-cell office:value-type="string" calcext:value-type="string">
            <text:p>04/04/2016 17:28:55</text:p>
          </table:table-cell>
          <table:table-cell office:value-type="string" calcext:value-type="string">
            <text:p>7650 x 5100</text:p>
          </table:table-cell>
        </table:table-row>
        <table:table-row table:style-name="ro1">
          <table:table-cell office:value-type="string" calcext:value-type="string">
            <text:p>Vulture Wingspan.NEF</text:p>
          </table:table-cell>
          <table:table-cell office:value-type="string" calcext:value-type="string">
            <text:p>Vulture Wingspan</text:p>
          </table:table-cell>
          <table:table-cell office:value-type="string" calcext:value-type="string">
            <text:p>During the great migration a lot of Wildebeest die crossing the rivers leaving nice food for the vultures to scavenge. However as the carcasses are in the water the birds' feathers can get wet and a drying session is necessary. It makes the feather detail so much easier to photograph than on an individual soaring on the thermals.</text:p>
          </table:table-cell>
          <table:table-cell office:value-type="string" calcext:value-type="string">
            <text:p>Adrian, Adrian O Brien, Adrian O' Brien, Adrian O'Brien, Animals, Birds, Brien, O' Brien, O'Brien, OBrien, Predator, Wildlife chasing, chasing, chasing wildlife, chasingwildlife, kenya, mara, masai, nature, wildlifechasing</text:p>
          </table:table-cell>
          <table:table-cell table:number-columns-repeated="4"/>
          <table:table-cell office:value-type="string" calcext:value-type="string">
            <text:p>19/10/2012 12:28:22</text:p>
          </table:table-cell>
          <table:table-cell office:value-type="string" calcext:value-type="string">
            <text:p>4144 x 2763</text:p>
          </table:table-cell>
        </table:table-row>
        <table:table-row table:style-name="ro1">
          <table:table-cell office:value-type="string" calcext:value-type="string">
            <text:p>Framed Vervet Monkey.NEF</text:p>
          </table:table-cell>
          <table:table-cell office:value-type="string" calcext:value-type="string">
            <text:p>Framed Vervet Monkey</text:p>
          </table:table-cell>
          <table:table-cell office:value-type="string" calcext:value-type="string">
            <text:p>This vervet hung around our camp and was willing to sit and pose quite a lot. He also tried to steel our fruit as well, so wasn't always perfectly behaved.</text:p>
          </table:table-cell>
          <table:table-cell office:value-type="string" calcext:value-type="string">
            <text:p>Adrian, Adrian O Brien, Adrian O' Brien, Adrian O'Brien, Animals, Brien, O' Brien, O'Brien, OBrien, Wildlife chasing, chasing, chasing wildlife, chasingwildlife, kenya, mammal, mara, masai, monkey, nature, wildlifechasing</text:p>
          </table:table-cell>
          <table:table-cell table:number-columns-repeated="4"/>
          <table:table-cell office:value-type="string" calcext:value-type="string">
            <text:p>19/10/2012 12:33:27</text:p>
          </table:table-cell>
          <table:table-cell office:value-type="string" calcext:value-type="string">
            <text:p>4012 x 2675</text:p>
          </table:table-cell>
        </table:table-row>
        <table:table-row table:style-name="ro1">
          <table:table-cell office:value-type="string" calcext:value-type="string">
            <text:p>Hippo Face.NEF</text:p>
          </table:table-cell>
          <table:table-cell office:value-type="string" calcext:value-type="string">
            <text:p>Hippo Face</text:p>
          </table:table-cell>
          <table:table-cell office:value-type="string" calcext:value-type="string">
            <text:p>Photography Lesson number 1. Back everything up twice. The NatGeo level photos I had of Hippos were on a memory card that got corrupted. The back up was stolen. Hippos aren't easy to photograph but do provide opportunities for dramatic story telling images. I need to go back and get some more.</text:p>
          </table:table-cell>
          <table:table-cell office:value-type="string" calcext:value-type="string">
            <text:p>Adrian, Adrian O Brien, Adrian O' Brien, Adrian O'Brien, Animals, Brien, O' Brien, O'Brien, OBrien, Wildlife chasing, chasing, chasing wildlife, chasingwildlife, kenya, mammal, mara, masai, nature, wildlifechasing</text:p>
          </table:table-cell>
          <table:table-cell table:number-columns-repeated="4"/>
          <table:table-cell office:value-type="string" calcext:value-type="string">
            <text:p>31/12/2017 14:27:44</text:p>
          </table:table-cell>
          <table:table-cell office:value-type="string" calcext:value-type="string">
            <text:p>3054 x 2443</text:p>
          </table:table-cell>
        </table:table-row>
        <table:table-row table:style-name="ro1">
          <table:table-cell office:value-type="string" calcext:value-type="string">
            <text:p>Perched Lilac-breasted Roller.NEF</text:p>
          </table:table-cell>
          <table:table-cell office:value-type="string" calcext:value-type="string">
            <text:p>Perched Lilac-breasted Roller</text:p>
          </table:table-cell>
          <table:table-cell office:value-type="string" calcext:value-type="string">
            <text:p>The lilac-breasted roller is one of Africa's iconic birds. It is visible all over when you are on safari. However being such quick fliers and graceful movers, getting a good image is rather difficult sometimes.</text:p>
          </table:table-cell>
          <table:table-cell office:value-type="string" calcext:value-type="string">
            <text:p>Adrian, Adrian O Brien, Adrian O' Brien, Adrian O'Brien, Animals, Birds, Brien, O' Brien, O'Brien, OBrien, Wildlife chasing, chasing, chasing wildlife, chasingwildlife, kenya, mara, masai, nature, wildlifechasing</text:p>
          </table:table-cell>
          <table:table-cell table:number-columns-repeated="4"/>
          <table:table-cell office:value-type="string" calcext:value-type="string">
            <text:p>19/10/2012 15:16:18</text:p>
          </table:table-cell>
          <table:table-cell office:value-type="string" calcext:value-type="string">
            <text:p>3264 x 4896</text:p>
          </table:table-cell>
        </table:table-row>
        <table:table-row table:style-name="ro1">
          <table:table-cell office:value-type="string" calcext:value-type="string">
            <text:p>Mountain Gorilla BW.NEF</text:p>
          </table:table-cell>
          <table:table-cell office:value-type="string" calcext:value-type="string">
            <text:p>Mountain Gorilla BW</text:p>
          </table:table-cell>
          <table:table-cell office:value-type="string" calcext:value-type="string">
            <text:p>It is probably scary for most people when a 120 kg Gorilla charges at you. However for those who have a guide with them it is doubly scary as those guides insist on standing their ground. And since we had the cameras and were standing in front our guides put their hands on our shoulders to make sure we didn't move. This adolescent was just trying to show off though, like any human of an equivalent age. Then he sat back in the bamboo bushes for a nice portrait.</text:p>
          </table:table-cell>
          <table:table-cell office:value-type="string" calcext:value-type="string">
            <text:p>Adrian, Adrian O Brien, Adrian O' Brien, Adrian O'Brien, Animals, Brien, Gorilla, Monkeys, O' Brien, O'Brien, OBrien, Uganda, Wildlife chasing, chasing, chasing wildlife, chasingwildlife, mammal, nature, wildlifechasing</text:p>
          </table:table-cell>
          <table:table-cell table:number-columns-repeated="4"/>
          <table:table-cell office:value-type="string" calcext:value-type="string">
            <text:p>09/11/2012 10:41:51</text:p>
          </table:table-cell>
          <table:table-cell office:value-type="string" calcext:value-type="string">
            <text:p>4364 x 2909</text:p>
          </table:table-cell>
        </table:table-row>
        <table:table-row table:style-name="ro1">
          <table:table-cell office:value-type="string" calcext:value-type="string">
            <text:p>Mountain Gorilla Portrait.NEF</text:p>
          </table:table-cell>
          <table:table-cell office:value-type="string" calcext:value-type="string">
            <text:p>Mountain Gorilla Portrait</text:p>
          </table:table-cell>
          <table:table-cell office:value-type="string" calcext:value-type="string">
            <text:p>The big silverback of the Nkoringo group of gorillas really is a relaxed type of guy. He showed mild interest when we turned up but then just enjoyed our company for the hour permitted to gorilla trackers in Uganda.</text:p>
          </table:table-cell>
          <table:table-cell office:value-type="string" calcext:value-type="string">
            <text:p>Adrian, Adrian O Brien, Adrian O' Brien, Adrian O'Brien, Animals, Brien, Gorilla, O' Brien, O'Brien, OBrien, Uganda, Western, Wildlife, Wildlife chasing, chasing, chasing wildlife, chasingwildlife, mammal, mountain, nature, wildlifechasing</text:p>
          </table:table-cell>
          <table:table-cell table:number-columns-repeated="4"/>
          <table:table-cell office:value-type="string" calcext:value-type="string">
            <text:p>09/11/2012 10:51:24</text:p>
          </table:table-cell>
          <table:table-cell office:value-type="string" calcext:value-type="string">
            <text:p>3264 x 3264</text:p>
          </table:table-cell>
        </table:table-row>
        <table:table-row table:style-name="ro1">
          <table:table-cell office:value-type="string" calcext:value-type="string">
            <text:p>Grazing Zebras.NEF</text:p>
          </table:table-cell>
          <table:table-cell office:value-type="string" calcext:value-type="string">
            <text:p>Grazing Zebras</text:p>
          </table:table-cell>
          <table:table-cell office:value-type="string" calcext:value-type="string">
            <text:p>Often we think of the East African savanna as a flat unending grassland with millions of zebras and wildebeest when it is so much more complex. However stereotypes exist for a reason and much of the Serengeti area is indeed just grass and grazing animals.</text:p>
          </table:table-cell>
          <table:table-cell office:value-type="string" calcext:value-type="string">
            <text:p>Adrian, Adrian O Brien, Adrian O' Brien, Adrian O'Brien, Animals, Brien, O' Brien, O'Brien, OBrien, Tanzania, Wildlife chasing, chasing, chasing wildlife, chasingwildlife, mammal, nature, wildlifechasing, zebra</text:p>
          </table:table-cell>
          <table:table-cell table:number-columns-repeated="4"/>
          <table:table-cell office:value-type="string" calcext:value-type="string">
            <text:p>20/11/2012 14:29:53</text:p>
          </table:table-cell>
          <table:table-cell office:value-type="string" calcext:value-type="string">
            <text:p>4896 x 3264</text:p>
          </table:table-cell>
        </table:table-row>
        <table:table-row table:style-name="ro1">
          <table:table-cell office:value-type="string" calcext:value-type="string">
            <text:p>Monkey Family.NEF</text:p>
          </table:table-cell>
          <table:table-cell office:value-type="string" calcext:value-type="string">
            <text:p>Monkey Family</text:p>
          </table:table-cell>
          <table:table-cell office:value-type="string" calcext:value-type="string">
            <text:p>Like all primates the Vervet Monkey is a social creature and a bit of family playtime before bed is perfectly normal. in the soft golden afternoon light, this family came down from the trees to gather in the open and spend time together.</text:p>
          </table:table-cell>
          <table:table-cell office:value-type="string" calcext:value-type="string">
            <text:p>Adrian, Adrian O Brien, Adrian O' Brien, Adrian O'Brien, Animals, Brien, Monkeys, O' Brien, O'Brien, OBrien, Serengeti, Tanzania, Wildlife chasing, chasing, chasing wildlife, chasingwildlife, mammal, monkey, nature, wildlifechasing</text:p>
          </table:table-cell>
          <table:table-cell table:number-columns-repeated="4"/>
          <table:table-cell office:value-type="string" calcext:value-type="string">
            <text:p>20/11/2012 15:34:49</text:p>
          </table:table-cell>
          <table:table-cell office:value-type="string" calcext:value-type="string">
            <text:p>3534 x 2827</text:p>
          </table:table-cell>
        </table:table-row>
        <table:table-row table:style-name="ro1">
          <table:table-cell office:value-type="string" calcext:value-type="string">
            <text:p>Secretary Birds on an Evening Walk.NEF</text:p>
          </table:table-cell>
          <table:table-cell office:value-type="string" calcext:value-type="string">
            <text:p>Secretary Birds on an Evening Walk</text:p>
          </table:table-cell>
          <table:table-cell office:value-type="string" calcext:value-type="string">
            <text:p>The Kori Bustard is the largest flying bird in Africa. However they do like to stroll as well and are often seen strutting around the savanna. I am not sure I managed to see one flying, never mind get a shot of them.</text:p>
          </table:table-cell>
          <table:table-cell office:value-type="string" calcext:value-type="string">
            <text:p>Adrian, Adrian O Brien, Adrian O' Brien, Adrian O'Brien, Animals, Birds, Brien, Kori Bustard, Migration, O' Brien, O'Brien, OBrien, Serengeti, Tanzania, Wildlife chasing, chasing, chasing wildlife, chasingwildlife, great, mammal, nature, wildlifechasing</text:p>
          </table:table-cell>
          <table:table-cell table:number-columns-repeated="4"/>
          <table:table-cell office:value-type="string" calcext:value-type="string">
            <text:p>21/11/2012 11:27:38</text:p>
          </table:table-cell>
          <table:table-cell office:value-type="string" calcext:value-type="string">
            <text:p>4161 x 2774</text:p>
          </table:table-cell>
        </table:table-row>
        <table:table-row table:style-name="ro1">
          <table:table-cell office:value-type="string" calcext:value-type="string">
            <text:p>Secretary Birds on an Evening Walk.NEF</text:p>
          </table:table-cell>
          <table:table-cell office:value-type="string" calcext:value-type="string">
            <text:p>Secretary Birds on an Evening Walk BW</text:p>
          </table:table-cell>
          <table:table-cell office:value-type="string" calcext:value-type="string">
            <text:p>The Kori Bustard is the largest flying bird in Africa. However they do like to stroll as well and are often seen strutting around the savanna. I am not sure I managed to see one flying, never mind get a shot of them.</text:p>
          </table:table-cell>
          <table:table-cell office:value-type="string" calcext:value-type="string">
            <text:p>Adrian, Adrian O Brien, Adrian O' Brien, Adrian O'Brien, Animals, Birds, Brien, Kori Bustard, Migration, O' Brien, O'Brien, OBrien, Serengeti, Tanzania, Wildlife chasing, chasing, chasing wildlife, chasingwildlife, great, mammal, nature, wildlifechasing</text:p>
          </table:table-cell>
          <table:table-cell table:number-columns-repeated="4"/>
          <table:table-cell office:value-type="string" calcext:value-type="string">
            <text:p>21/11/2012 11:27:38</text:p>
          </table:table-cell>
          <table:table-cell office:value-type="string" calcext:value-type="string">
            <text:p>4867 x 3223</text:p>
          </table:table-cell>
        </table:table-row>
        <table:table-row table:style-name="ro1">
          <table:table-cell office:value-type="string" calcext:value-type="string">
            <text:p>Yin and Yang Zebras.jpg</text:p>
          </table:table-cell>
          <table:table-cell office:value-type="string" calcext:value-type="string">
            <text:p>Yin and Yang Zebras</text:p>
          </table:table-cell>
          <table:table-cell office:value-type="string" calcext:value-type="string">
            <text:p>The stripes of a zebra is designed to blend into the stripes of another when seen by a predator from afar. Normally the young are a bit more brown than black but I probably wasn't sure which end was the mother and which was the young until I got home and went through my images.</text:p>
          </table:table-cell>
          <table:table-cell office:value-type="string" calcext:value-type="string">
            <text:p>Adrian, Adrian O Brien, Adrian O' Brien, Adrian O'Brien, Animals, Brien, Migration, O' Brien, O'Brien, OBrien, Serengeti, Tanzania, Wildlife chasing, chasing, chasing wildlife, chasingwildlife, great, mammal, nature, wildlifechasing, zebra</text:p>
          </table:table-cell>
          <table:table-cell table:number-columns-repeated="4"/>
          <table:table-cell office:value-type="string" calcext:value-type="string">
            <text:p>21/11/2012 12:58:18</text:p>
          </table:table-cell>
          <table:table-cell office:value-type="string" calcext:value-type="string">
            <text:p>4917 x 3278</text:p>
          </table:table-cell>
        </table:table-row>
        <table:table-row table:style-name="ro1">
          <table:table-cell office:value-type="string" calcext:value-type="string">
            <text:p>Yin and Yang Zebras.jpg</text:p>
          </table:table-cell>
          <table:table-cell office:value-type="string" calcext:value-type="string">
            <text:p>Yin and Yang Zebras BW </text:p>
          </table:table-cell>
          <table:table-cell office:value-type="string" calcext:value-type="string">
            <text:p>The stripes of a zebra is designed to blend into the stripes of another when seen by a predator from afar. Normally the young are a bit more brown than black but I probably wasn't sure which end was the mother and which was the young until I got home and went through my images.</text:p>
          </table:table-cell>
          <table:table-cell office:value-type="string" calcext:value-type="string">
            <text:p>Adrian, Adrian O Brien, Adrian O' Brien, Adrian O'Brien, Animals, Brien, Migration, O' Brien, O'Brien, OBrien, Serengeti, Tanzania, Wildlife chasing, chasing, chasing wildlife, chasingwildlife, great, mammal, nature, wildlifechasing, zebra</text:p>
          </table:table-cell>
          <table:table-cell table:number-columns-repeated="4"/>
          <table:table-cell office:value-type="string" calcext:value-type="string">
            <text:p>21/11/2012 12:58:18</text:p>
          </table:table-cell>
          <table:table-cell office:value-type="string" calcext:value-type="string">
            <text:p>4917 x 3278</text:p>
          </table:table-cell>
        </table:table-row>
        <table:table-row table:style-name="ro1">
          <table:table-cell office:value-type="string" calcext:value-type="string">
            <text:p>Savanah Scene.jpg</text:p>
          </table:table-cell>
          <table:table-cell office:value-type="string" calcext:value-type="string">
            <text:p>Savanah Scene</text:p>
          </table:table-cell>
          <table:table-cell office:value-type="string" calcext:value-type="string">
            <text:p>There are over 1 million wildebeest in the great migration's herds and I think I saw every one of them. Sometimes they gather in their 1000's but at other times when the rains are a bit more extensive and nourish more grass, the wildebeest spread out a bit. However you will probably have one in every wide angle shot in the Serengeti.</text:p>
          </table:table-cell>
          <table:table-cell office:value-type="string" calcext:value-type="string">
            <text:p>Adrian, Adrian O Brien, Adrian O' Brien, Adrian O'Brien, Africa, Animals, Brien, O' Brien, O'Brien, OBrien, Serengeti, Tanzania, Wildlife chasing, chasing, chasing wildlife, chasingwildlife, mammal, nature, wildlifechasing</text:p>
          </table:table-cell>
          <table:table-cell table:number-columns-repeated="4"/>
          <table:table-cell office:value-type="string" calcext:value-type="string">
            <text:p>21/11/2012 13:01:20</text:p>
          </table:table-cell>
          <table:table-cell office:value-type="string" calcext:value-type="string">
            <text:p>3364 x 1682</text:p>
          </table:table-cell>
        </table:table-row>
        <table:table-row table:style-name="ro1">
          <table:table-cell office:value-type="string" calcext:value-type="string">
            <text:p>Lion Patrol.NEF</text:p>
          </table:table-cell>
          <table:table-cell office:value-type="string" calcext:value-type="string">
            <text:p>Lion Patrol</text:p>
          </table:table-cell>
          <table:table-cell office:value-type="string" calcext:value-type="string">
            <text:p>Nothing compares to seeing the confidence of a male line strutting through the grasses of the savanna. If I was that big and strong I guess I would be equally confident that nothing could hurt me.</text:p>
          </table:table-cell>
          <table:table-cell office:value-type="string" calcext:value-type="string">
            <text:p>Adrian, Adrian O Brien, Adrian O' Brien, Adrian O'Brien, Animals, Brien, Cats, O' Brien, O'Brien, OBrien, Predator, Serengeti, Tanzania, Wildlife chasing, chasing, chasing wildlife, chasingwildlife, lion, mammal, nature, wildlifechasing</text:p>
          </table:table-cell>
          <table:table-cell table:number-columns-repeated="4"/>
          <table:table-cell office:value-type="string" calcext:value-type="string">
            <text:p>31/12/2017 16:50:21</text:p>
          </table:table-cell>
          <table:table-cell office:value-type="string" calcext:value-type="string">
            <text:p>3100 x 2067</text:p>
          </table:table-cell>
        </table:table-row>
        <table:table-row table:style-name="ro1">
          <table:table-cell office:value-type="string" calcext:value-type="string">
            <text:p>Lioness on Lookout.NEF</text:p>
          </table:table-cell>
          <table:table-cell office:value-type="string" calcext:value-type="string">
            <text:p>Lioness on Lookout</text:p>
          </table:table-cell>
          <table:table-cell office:value-type="string" calcext:value-type="string">
            <text:p>Everybody likes a good kopje for a lookout point. If we were allowed out of the vehicle in the national parks we would have climbed up too, to see what intersting prey we could find for our cameras.</text:p>
          </table:table-cell>
          <table:table-cell office:value-type="string" calcext:value-type="string">
            <text:p>Adrian, Adrian O Brien, Adrian O' Brien, Adrian O'Brien, Animals, Brien, Cats, O' Brien, O'Brien, OBrien, Predator, Serengeti, Tanzania, Wildlife chasing, chasing, chasing wildlife, chasingwildlife, lion, mammal, nature, wildlifechasing</text:p>
          </table:table-cell>
          <table:table-cell table:number-columns-repeated="4"/>
          <table:table-cell office:value-type="string" calcext:value-type="string">
            <text:p>21/11/2012 13:38:17</text:p>
          </table:table-cell>
          <table:table-cell office:value-type="string" calcext:value-type="string">
            <text:p>3343 x 2229</text:p>
          </table:table-cell>
        </table:table-row>
        <table:table-row table:style-name="ro1">
          <table:table-cell office:value-type="string" calcext:value-type="string">
            <text:p>Double Wildebeest Migration.NEF</text:p>
          </table:table-cell>
          <table:table-cell office:value-type="string" calcext:value-type="string">
            <text:p>Double Wildebeest Migration</text:p>
          </table:table-cell>
          <table:table-cell office:value-type="string" calcext:value-type="string">
            <text:p>Depending where you are in the seasonal circle of the great migration there will be a few or many wildebeest visible in the Serengeti. Over two million live on the plains of east Africa, one of the conservation worlds success stories.</text:p>
          </table:table-cell>
          <table:table-cell office:value-type="string" calcext:value-type="string">
            <text:p>Adrian, Adrian O Brien, Adrian O' Brien, Adrian O'Brien, Africa, Animals, Brien, Migration, O' Brien, O'Brien, OBrien, Serengeti, Tanzania, Wildlife chasing, chasing, chasing wildlife, chasingwildlife, great, mammal, nature, wildlifechasing</text:p>
          </table:table-cell>
          <table:table-cell table:number-columns-repeated="4"/>
          <table:table-cell office:value-type="string" calcext:value-type="string">
            <text:p>31/12/2017 16:50:21</text:p>
          </table:table-cell>
          <table:table-cell office:value-type="string" calcext:value-type="string">
            <text:p>3711 x 2474</text:p>
          </table:table-cell>
        </table:table-row>
        <table:table-row table:style-name="ro1">
          <table:table-cell office:value-type="string" calcext:value-type="string">
            <text:p>Triple Wildebeest Migration.NEF</text:p>
          </table:table-cell>
          <table:table-cell office:value-type="string" calcext:value-type="string">
            <text:p>Triple Wildebeest Migration</text:p>
          </table:table-cell>
          <table:table-cell office:value-type="string" calcext:value-type="string">
            <text:p>There are many things hiding in the long grasses of the Serengeti. When the grasses grow long the servals, mice and other mini creatures have lots of space to hide. Wildebeest on the other hand are everywhere.</text:p>
          </table:table-cell>
          <table:table-cell office:value-type="string" calcext:value-type="string">
            <text:p>Adrian, Adrian O Brien, Adrian O' Brien, Adrian O'Brien, Africa, Animals, Brien, Migration, O' Brien, O'Brien, OBrien, Serengeti, Wildlife chasing, chasing, chasing wildlife, chasingwildlife, great, mammal, nature, wildlifechasing</text:p>
          </table:table-cell>
          <table:table-cell table:number-columns-repeated="4"/>
          <table:table-cell office:value-type="string" calcext:value-type="string">
            <text:p>31/12/2017 16:50:24</text:p>
          </table:table-cell>
          <table:table-cell office:value-type="string" calcext:value-type="string">
            <text:p>4510 x 3007</text:p>
          </table:table-cell>
        </table:table-row>
        <table:table-row table:style-name="ro1">
          <table:table-cell office:value-type="string" calcext:value-type="string">
            <text:p>Quadruple Wildebeest Migration.NEF</text:p>
          </table:table-cell>
          <table:table-cell office:value-type="string" calcext:value-type="string">
            <text:p>Quadruple Wildebeest Migration</text:p>
          </table:table-cell>
          <table:table-cell office:value-type="string" calcext:value-type="string">
            <text:p>There are so many wildebeest that they are just visible in every direction during the great migration. One can't complain though , they do attract the 'movie star' predators.</text:p>
          </table:table-cell>
          <table:table-cell office:value-type="string" calcext:value-type="string">
            <text:p>Adrian, Adrian O Brien, Adrian O' Brien, Adrian O'Brien, Africa, Animals, Brien, Migration, O' Brien, O'Brien, OBrien, Serengeti, Tanzania, Wildlife chasing, chasing, chasing wildlife, chasingwildlife, great, mammal, nature, wildlifechasing</text:p>
          </table:table-cell>
          <table:table-cell table:number-columns-repeated="4"/>
          <table:table-cell office:value-type="string" calcext:value-type="string">
            <text:p>31/12/2017 14:29:04</text:p>
          </table:table-cell>
          <table:table-cell office:value-type="string" calcext:value-type="string">
            <text:p>4413 x 2942</text:p>
          </table:table-cell>
        </table:table-row>
        <table:table-row table:style-name="ro1">
          <table:table-cell office:value-type="string" calcext:value-type="string">
            <text:p>Young Balck Backed Jackal.NEF</text:p>
          </table:table-cell>
          <table:table-cell office:value-type="string" calcext:value-type="string">
            <text:p>Young Black Backed Jackal</text:p>
          </table:table-cell>
          <table:table-cell office:value-type="string" calcext:value-type="string">
            <text:p>What is the young of a Jackal called? Does it matter, he is just a cute looking puppy. Of course a photo doesn't tell the complete story but just before this he was playing with his brothers just like any domestic puppy would.</text:p>
          </table:table-cell>
          <table:table-cell office:value-type="string" calcext:value-type="string">
            <text:p>Adrian, Adrian O Brien, Adrian O' Brien, Adrian O'Brien, Africa, Animals, Brien, O' Brien, O'Brien, OBrien, Serengeti, Tanzania, Wildlife chasing, chasing, chasing wildlife, chasingwildlife, mammal, nature, wildlifechasing</text:p>
          </table:table-cell>
          <table:table-cell table:number-columns-repeated="4"/>
          <table:table-cell office:value-type="string" calcext:value-type="string">
            <text:p>22/11/2012 06:51:33</text:p>
          </table:table-cell>
          <table:table-cell office:value-type="string" calcext:value-type="string">
            <text:p>3858 x 2572</text:p>
          </table:table-cell>
        </table:table-row>
        <table:table-row table:style-name="ro1">
          <table:table-cell office:value-type="string" calcext:value-type="string">
            <text:p>Lesser Masked Weaver Building His Home.NEF</text:p>
          </table:table-cell>
          <table:table-cell office:value-type="string" calcext:value-type="string">
            <text:p>Lesser Masked Weaver Building His Home</text:p>
          </table:table-cell>
          <table:table-cell office:value-type="string" calcext:value-type="string">
            <text:p>Watching weaver birds make their nests is an amazing experience. Watching any craftsman at work is great but the little birds gather so much material to make a complete and complex home all on their own.</text:p>
          </table:table-cell>
          <table:table-cell office:value-type="string" calcext:value-type="string">
            <text:p>Adrian, Adrian O Brien, Adrian O' Brien, Adrian O'Brien, Africa, Animals, Bird, Birds, Brien, O' Brien, O'Brien, OBrien, Serengeti, Tanzania, Wildlife chasing, chasing, chasing wildlife, chasingwildlife, nature, wildlifechasing</text:p>
          </table:table-cell>
          <table:table-cell table:number-columns-repeated="4"/>
          <table:table-cell office:value-type="string" calcext:value-type="string">
            <text:p>22/11/2012 10:01:06</text:p>
          </table:table-cell>
          <table:table-cell office:value-type="string" calcext:value-type="string">
            <text:p>4310 x 2874</text:p>
          </table:table-cell>
        </table:table-row>
        <table:table-row table:style-name="ro1">
          <table:table-cell office:value-type="string" calcext:value-type="string">
            <text:p>Hildebrandt's Starling on Perch.NEF</text:p>
          </table:table-cell>
          <table:table-cell office:value-type="string" calcext:value-type="string">
            <text:p>Hildebrandt's Starling on Perch</text:p>
          </table:table-cell>
          <table:table-cell office:value-type="string" calcext:value-type="string">
            <text:p>The national parks of East Africa generally do not permit getting out of vehicles for the safety of people but there are suitable picnic areas for lunch. Of course the locals who like to eat crumbs are aware of them. This Hildebrandt's Starling wasn't afraid <text:s/>of getting close to people for some easy pickings.</text:p>
          </table:table-cell>
          <table:table-cell office:value-type="string" calcext:value-type="string">
            <text:p>Adrian, Adrian O Brien, Adrian O' Brien, Adrian O'Brien, Africa, Animals, Bird, Birds, Brien, O' Brien, O'Brien, OBrien, Serengeti, Tanzania, Wildlife chasing, chasing, chasing wildlife, chasingwildlife, nature, wildlifechasing</text:p>
          </table:table-cell>
          <table:table-cell table:number-columns-repeated="4"/>
          <table:table-cell office:value-type="string" calcext:value-type="string">
            <text:p>31/12/2017 14:29:31</text:p>
          </table:table-cell>
          <table:table-cell office:value-type="string" calcext:value-type="string">
            <text:p>4896 x 3264</text:p>
          </table:table-cell>
        </table:table-row>
        <table:table-row table:style-name="ro1">
          <table:table-cell office:value-type="string" calcext:value-type="string">
            <text:p>Curious Hildebrandt's Starling.NEF</text:p>
          </table:table-cell>
          <table:table-cell office:value-type="string" calcext:value-type="string">
            <text:p>Curious Hildebrandt's Starling</text:p>
          </table:table-cell>
          <table:table-cell office:value-type="string" calcext:value-type="string">
            <text:p>The national parks of East Africa generally do not permit getting out of vehicles for the safety of people but there are suitable picnic areas for lunch. Of course the locals who like to eat crumbs are aware of them. This Hildebrandt's Starling wasn't afraid <text:s/>of getting close to people for some easy pickings.</text:p>
          </table:table-cell>
          <table:table-cell office:value-type="string" calcext:value-type="string">
            <text:p>Adrian, Adrian O Brien, Adrian O' Brien, Adrian O'Brien, Africa, Animals, Birds, Brien, O' Brien, O'Brien, OBrien, Serengeti, Tanzania, Wildlife chasing, chasing, chasing wildlife, chasingwildlife, nature, wildlifechasing</text:p>
          </table:table-cell>
          <table:table-cell table:number-columns-repeated="4"/>
          <table:table-cell office:value-type="string" calcext:value-type="string">
            <text:p>31/12/2017 16:50:27</text:p>
          </table:table-cell>
          <table:table-cell office:value-type="string" calcext:value-type="string">
            <text:p>4896 x 3264</text:p>
          </table:table-cell>
        </table:table-row>
        <table:table-row table:style-name="ro1">
          <table:table-cell office:value-type="string" calcext:value-type="string">
            <text:p>Sad Old Lion.NEF</text:p>
          </table:table-cell>
          <table:table-cell office:value-type="string" calcext:value-type="string">
            <text:p>Sad Old Lion</text:p>
          </table:table-cell>
          <table:table-cell office:value-type="string" calcext:value-type="string">
            <text:p>This lions was in fact known to our guide. Lions can live to 15 in the wild but our guide and his colleagues are pretty sure this guy was older. Even without a guide you would know this guy was the equivalent of a pensioner. His movements and behaviour was just slow and careful, just like any elderly human afraid of breaking a hip.</text:p>
          </table:table-cell>
          <table:table-cell office:value-type="string" calcext:value-type="string">
            <text:p>Adrian, Adrian O Brien, Adrian O' Brien, Adrian O'Brien, Africa, Animals, Brien, Cats, O' Brien, O'Brien, OBrien, Predator, Serengeti, Tanzania, Wildlife chasing, chasing, chasing wildlife, chasingwildlife, lion, mammal, nature, wildlifechasing</text:p>
          </table:table-cell>
          <table:table-cell table:number-columns-repeated="4"/>
          <table:table-cell office:value-type="string" calcext:value-type="string">
            <text:p>31/12/2017 14:29:35</text:p>
          </table:table-cell>
          <table:table-cell office:value-type="string" calcext:value-type="string">
            <text:p>3744 x 2995</text:p>
          </table:table-cell>
        </table:table-row>
        <table:table-row table:style-name="ro1">
          <table:table-cell office:value-type="string" calcext:value-type="string">
            <text:p>Tired Lion.NEF</text:p>
          </table:table-cell>
          <table:table-cell office:value-type="string" calcext:value-type="string">
            <text:p>Tired Lion</text:p>
          </table:table-cell>
          <table:table-cell office:value-type="string" calcext:value-type="string">
            <text:p>As age catches up with you the warm hot days in the Serengeti can take their toll. Sitting out in the sun all day isn't good for a lion thought to be over 15 years old.</text:p>
          </table:table-cell>
          <table:table-cell office:value-type="string" calcext:value-type="string">
            <text:p>Adrian, Adrian O Brien, Adrian O' Brien, Adrian O'Brien, Africa, Animals, Brien, Cats, O' Brien, O'Brien, OBrien, Predator, Serengeti, Tanzania, Wildlife chasing, chasing, chasing wildlife, chasingwildlife, lion, mammal, nature, wildlifechasing</text:p>
          </table:table-cell>
          <table:table-cell table:number-columns-repeated="4"/>
          <table:table-cell office:value-type="string" calcext:value-type="string">
            <text:p>31/12/2017 14:29:37</text:p>
          </table:table-cell>
          <table:table-cell office:value-type="string" calcext:value-type="string">
            <text:p>3058 x 3823</text:p>
          </table:table-cell>
        </table:table-row>
        <table:table-row table:style-name="ro1">
          <table:table-cell office:value-type="string" calcext:value-type="string">
            <text:p>Black Hawk in Ngorongoro.NEF</text:p>
          </table:table-cell>
          <table:table-cell office:value-type="string" calcext:value-type="string">
            <text:p>Black Hawk in Ngorongoro</text:p>
          </table:table-cell>
          <table:table-cell office:value-type="string" calcext:value-type="string">
            <text:p>The Ngorongoro Crater is one of the best places in the world to see wildlife. However getting photos isn't easy. They are often just too close to your safari vehicle and the angles are comical. This Hawk was the only good image I managed there. Though seeing lions feed on a wildebeest carcass from just <text:s/>a couple of meters away was worth the lack of photo opportunities.</text:p>
          </table:table-cell>
          <table:table-cell office:value-type="string" calcext:value-type="string">
            <text:p>Adrian, Adrian O Brien, Adrian O' Brien, Adrian O'Brien, Africa, Animals, Bird, Birds, Brien, Ngongogoro, O' Brien, O'Brien, OBrien, Predator, Serengeti, Tanzania, Wildlife chasing, chasing, chasing wildlife, chasingwildlife, flight, in, nature, wildlifechasing</text:p>
          </table:table-cell>
          <table:table-cell table:number-columns-repeated="4"/>
          <table:table-cell office:value-type="string" calcext:value-type="string">
            <text:p>23/11/2012 11:06:02</text:p>
          </table:table-cell>
          <table:table-cell office:value-type="string" calcext:value-type="string">
            <text:p>2994 x 2395</text:p>
          </table:table-cell>
        </table:table-row>
        <table:table-row table:style-name="ro1">
          <table:table-cell office:value-type="string" calcext:value-type="string">
            <text:p>Young Macaque Staring.jpg</text:p>
          </table:table-cell>
          <table:table-cell office:value-type="string" calcext:value-type="string">
            <text:p>Young Macaque Staring</text:p>
          </table:table-cell>
          <table:table-cell office:value-type="string" calcext:value-type="string">
            <text:p>The forests of the Terai in Nepal are great for wildlife. After trekking in the mountains for a few weeks the extra oxygen in the lowlands makes walking and carrying heavy cameras much easier allowing you to be out for longer.</text:p>
          </table:table-cell>
          <table:table-cell office:value-type="string" calcext:value-type="string">
            <text:p>Adrian, Adrian O Brien, Adrian O' Brien, Adrian O'Brien, Animals, Bardia, Brien, Monkeys, National, Nepal, O' Brien, O'Brien, OBrien, Park, Rhesus Macaque, Wildlife chasing, chasing, chasing wildlife, chasingwildlife, mammal, monkey, nature, wildlifechasing</text:p>
          </table:table-cell>
          <table:table-cell table:number-columns-repeated="4"/>
          <table:table-cell office:value-type="string" calcext:value-type="string">
            <text:p>15/04/2013 16:24:02</text:p>
          </table:table-cell>
          <table:table-cell office:value-type="string" calcext:value-type="string">
            <text:p>4810 x 3206</text:p>
          </table:table-cell>
        </table:table-row>
        <table:table-row table:style-name="ro1">
          <table:table-cell office:value-type="string" calcext:value-type="string">
            <text:p>Insecure Macaque.NEF</text:p>
          </table:table-cell>
          <table:table-cell office:value-type="string" calcext:value-type="string">
            <text:p>Insecure Macaque</text:p>
          </table:table-cell>
          <table:table-cell office:value-type="string" calcext:value-type="string">
            <text:p>The macaques of the Indian Subcontinent are a curious bunch. Spend enough time around them and you can see multiple personalities. This guy was one moment curious and outgoing and the next shy and timid.</text:p>
          </table:table-cell>
          <table:table-cell office:value-type="string" calcext:value-type="string">
            <text:p>Adrian, Adrian O Brien, Adrian O' Brien, Adrian O'Brien, Animals, Bardia, Brien, Monkeys, National, Nepal, O' Brien, O'Brien, OBrien, Park, Rhesus Macaque, Wildlife chasing, chasing, chasing wildlife, chasingwildlife, jungle, mammal, monkey, nature, wildlifechasing</text:p>
          </table:table-cell>
          <table:table-cell table:number-columns-repeated="4"/>
          <table:table-cell office:value-type="string" calcext:value-type="string">
            <text:p>15/04/2013 16:15:33</text:p>
          </table:table-cell>
          <table:table-cell office:value-type="string" calcext:value-type="string">
            <text:p>3671 x 2937</text:p>
          </table:table-cell>
        </table:table-row>
        <table:table-row table:style-name="ro1">
          <table:table-cell office:value-type="string" calcext:value-type="string">
            <text:p>Acrobatic Juvenile Macaque.NEF</text:p>
          </table:table-cell>
          <table:table-cell office:value-type="string" calcext:value-type="string">
            <text:p>Acrobatic Juvenile Macaque</text:p>
          </table:table-cell>
          <table:table-cell office:value-type="string" calcext:value-type="string">
            <text:p>Getting across roads isn't always easy when one is just a youngster, especially when trees are far apart. However sometimes there are useful cables that can be used for bridges.</text:p>
          </table:table-cell>
          <table:table-cell office:value-type="string" calcext:value-type="string">
            <text:p>Adrian, Adrian O Brien, Adrian O' Brien, Adrian O'Brien, Animals, Bardia, Brien, Monkeys, National, Nepal, O' Brien, O'Brien, OBrien, Park, Rhesus Macaque, Wildlife chasing, chasing, chasing wildlife, chasingwildlife, jungle, mammal, monkey, nature, wildlifechasing</text:p>
          </table:table-cell>
          <table:table-cell table:number-columns-repeated="4"/>
          <table:table-cell office:value-type="string" calcext:value-type="string">
            <text:p>15/04/2013 16:18:18</text:p>
          </table:table-cell>
          <table:table-cell office:value-type="string" calcext:value-type="string">
            <text:p>4896 x 3264</text:p>
          </table:table-cell>
        </table:table-row>
        <table:table-row table:style-name="ro1">
          <table:table-cell office:value-type="string" calcext:value-type="string">
            <text:p>Shy Young Macaque.NEF</text:p>
          </table:table-cell>
          <table:table-cell office:value-type="string" calcext:value-type="string">
            <text:p>Shy Young Macaque</text:p>
          </table:table-cell>
          <table:table-cell office:value-type="string" calcext:value-type="string">
            <text:p>Younger monkeys aren't always sure about what is happening and just like humans look to their peers to find out what to do rather than looking straight at the strange person photographing them.</text:p>
          </table:table-cell>
          <table:table-cell office:value-type="string" calcext:value-type="string">
            <text:p>Adrian, Adrian O Brien, Adrian O' Brien, Adrian O'Brien, Animals, Bardia, Brien, Monkeys, National, Nepal, O' Brien, O'Brien, OBrien, Park, Rhesus Macaque, Wildlife chasing, chasing, chasing wildlife, chasingwildlife, mammal, monkey, nature, wildlifechasing</text:p>
          </table:table-cell>
          <table:table-cell table:number-columns-repeated="4"/>
          <table:table-cell office:value-type="string" calcext:value-type="string">
            <text:p>15/04/2013 16:18:44</text:p>
          </table:table-cell>
          <table:table-cell office:value-type="string" calcext:value-type="string">
            <text:p>3256 x 2171</text:p>
          </table:table-cell>
        </table:table-row>
        <table:table-row table:style-name="ro1">
          <table:table-cell office:value-type="string" calcext:value-type="string">
            <text:p>Black-faced Langur.NEF</text:p>
          </table:table-cell>
          <table:table-cell office:value-type="string" calcext:value-type="string">
            <text:p>Black Faced Langur Peeking Out</text:p>
          </table:table-cell>
          <table:table-cell office:value-type="string" calcext:value-type="string">
            <text:p>Monkeys are very curious and almost always check you out while you photograph them. However they do like their security and stay high up or somewhere relatively safe.</text:p>
          </table:table-cell>
          <table:table-cell office:value-type="string" calcext:value-type="string">
            <text:p>Adrian, Adrian O Brien, Adrian O' Brien, Adrian O'Brien, Animals, Bardia, Brien, Monkeys, National, Nepal, O' Brien, O'Brien, OBrien, Park, Wildlife chasing, chasing, chasing wildlife, chasingwildlife, mammal, monkey, nature, wildlifechasing</text:p>
          </table:table-cell>
          <table:table-cell table:number-columns-repeated="4"/>
          <table:table-cell office:value-type="string" calcext:value-type="string">
            <text:p>15/04/2013 16:34:15</text:p>
          </table:table-cell>
          <table:table-cell office:value-type="string" calcext:value-type="string">
            <text:p>3436 x 2749</text:p>
          </table:table-cell>
        </table:table-row>
        <table:table-row table:style-name="ro1">
          <table:table-cell office:value-type="string" calcext:value-type="string">
            <text:p>Blue Tailed Bee-Eater.NEF</text:p>
          </table:table-cell>
          <table:table-cell office:value-type="string" calcext:value-type="string">
            <text:p>Blue Tailed Bee-Eater</text:p>
          </table:table-cell>
          <table:table-cell office:value-type="string" calcext:value-type="string">
            <text:p>The colours and beauty of the bee-eaters always blows me away. I just wish they were more common in Europe so I could capture them all year round.</text:p>
          </table:table-cell>
          <table:table-cell office:value-type="string" calcext:value-type="string">
            <text:p>Adrian, Adrian O Brien, Adrian O' Brien, Adrian O'Brien, Animals, Bird, Birds, Brien, Corbett, India, Jim, O' Brien, O'Brien, OBrien, Predator, Wildlife chasing, chasing, chasing wildlife, chasingwildlife, nature, wildlifechasing</text:p>
          </table:table-cell>
          <table:table-cell table:number-columns-repeated="4"/>
          <table:table-cell office:value-type="string" calcext:value-type="string">
            <text:p>18/04/2013 15:59:51</text:p>
          </table:table-cell>
          <table:table-cell office:value-type="string" calcext:value-type="string">
            <text:p>3444 x 2296</text:p>
          </table:table-cell>
        </table:table-row>
        <table:table-row table:style-name="ro1">
          <table:table-cell office:value-type="string" calcext:value-type="string">
            <text:p>Baby macaque.NEF</text:p>
          </table:table-cell>
          <table:table-cell office:value-type="string" calcext:value-type="string">
            <text:p>Baby macaque</text:p>
          </table:table-cell>
          <table:table-cell office:value-type="string" calcext:value-type="string">
            <text:p>This guy might be a few weeks old but he is still confident enough to climb and run around the forest on his own.</text:p>
          </table:table-cell>
          <table:table-cell office:value-type="string" calcext:value-type="string">
            <text:p>Adrian, Adrian O Brien, Adrian O' Brien, Adrian O'Brien, Animals, Brien, Corbett, India, Jim, Monkeys, O' Brien, O'Brien, OBrien, Wildlife chasing, chasing, chasing wildlife, chasingwildlife, mammal, monkey, nature, wildlifechasing</text:p>
          </table:table-cell>
          <table:table-cell table:number-columns-repeated="4"/>
          <table:table-cell office:value-type="string" calcext:value-type="string">
            <text:p>18/04/2013 17:40:03</text:p>
          </table:table-cell>
          <table:table-cell office:value-type="string" calcext:value-type="string">
            <text:p>3264 x 4896</text:p>
          </table:table-cell>
        </table:table-row>
        <table:table-row table:style-name="ro1">
          <table:table-cell office:value-type="string" calcext:value-type="string">
            <text:p>Tired Baby Macaque_.NEF</text:p>
          </table:table-cell>
          <table:table-cell office:value-type="string" calcext:value-type="string">
            <text:p>Tired Baby Macaque </text:p>
          </table:table-cell>
          <table:table-cell office:value-type="string" calcext:value-type="string">
            <text:p>Sometimes you sit and wait for ages and your model doesn't pose for you. I was ready to give up just before this guy turned around and finally allowed me get a good image.</text:p>
          </table:table-cell>
          <table:table-cell office:value-type="string" calcext:value-type="string">
            <text:p>Adrian, Adrian O Brien, Adrian O' Brien, Adrian O'Brien, Animals, Brien, Corbett, India, Jim, Monkeys, O' Brien, O'Brien, OBrien, Wildlife chasing, chasing, chasing wildlife, chasingwildlife, monkey, nature, wildlifechasing</text:p>
          </table:table-cell>
          <table:table-cell table:number-columns-repeated="4"/>
          <table:table-cell office:value-type="string" calcext:value-type="string">
            <text:p>18/04/2013 17:40:12</text:p>
          </table:table-cell>
          <table:table-cell office:value-type="string" calcext:value-type="string">
            <text:p>3264 x 4896</text:p>
          </table:table-cell>
        </table:table-row>
        <table:table-row table:style-name="ro1">
          <table:table-cell office:value-type="string" calcext:value-type="string">
            <text:p>Green Iguana.NEF</text:p>
          </table:table-cell>
          <table:table-cell office:value-type="string" calcext:value-type="string">
            <text:p>Green Iguana</text:p>
          </table:table-cell>
          <table:table-cell office:value-type="string" calcext:value-type="string">
            <text:p>It is often easy to photograph a reptile as they do tend to spend a lot of time in the sun just chilling. A bit of calm and a gentle approach allows for easy photos. Similar sized mammals or birds just move way too fast.</text:p>
          </table:table-cell>
          <table:table-cell office:value-type="string" calcext:value-type="string">
            <text:p>Adrian, Adrian O Brien, Adrian O' Brien, Adrian O'Brien, Animals, Brien, Florida, O' Brien, O'Brien, OBrien, Predator, Reptile, Reptiles, USA, Wildlife chasing, chasing, chasing wildlife, chasingwildlife, nature, wildlifechasing</text:p>
          </table:table-cell>
          <table:table-cell table:number-columns-repeated="4"/>
          <table:table-cell office:value-type="string" calcext:value-type="string">
            <text:p>28/10/2013 22:48:01</text:p>
          </table:table-cell>
          <table:table-cell office:value-type="string" calcext:value-type="string">
            <text:p>4372 x 2914</text:p>
          </table:table-cell>
        </table:table-row>
        <table:table-row table:style-name="ro1">
          <table:table-cell office:value-type="string" calcext:value-type="string">
            <text:p>Green Iguana BW.NEF</text:p>
          </table:table-cell>
          <table:table-cell office:value-type="string" calcext:value-type="string">
            <text:p>Green Iguana BW</text:p>
          </table:table-cell>
          <table:table-cell office:value-type="string" calcext:value-type="string">
            <text:p>The scaly skin of reptiles just makes black and white photos the obvious choice. I love the way the black and white makes the detail in the skin stand out.</text:p>
          </table:table-cell>
          <table:table-cell office:value-type="string" calcext:value-type="string">
            <text:p>Adrian, Adrian O Brien, Adrian O' Brien, Adrian O'Brien, Animals, Brien, Florida, O' Brien, O'Brien, OBrien, Predator, Reptile, Reptiles, USA, Wildlife chasing, chasing, chasing wildlife, chasingwildlife, nature, wildlifechasing</text:p>
          </table:table-cell>
          <table:table-cell table:number-columns-repeated="4"/>
          <table:table-cell office:value-type="string" calcext:value-type="string">
            <text:p>28/10/2013 22:48:18</text:p>
          </table:table-cell>
          <table:table-cell office:value-type="string" calcext:value-type="string">
            <text:p>3848 x 2565</text:p>
          </table:table-cell>
        </table:table-row>
        <table:table-row table:style-name="ro1">
          <table:table-cell office:value-type="string" calcext:value-type="string">
            <text:p>Florida Gator.NEF</text:p>
          </table:table-cell>
          <table:table-cell office:value-type="string" calcext:value-type="string">
            <text:p>Florida Gator</text:p>
          </table:table-cell>
          <table:table-cell office:value-type="string" calcext:value-type="string">
            <text:p>There is nothing like meeting a gator up close and personal to see the power and strength they have. The everglades in Florida are a really easy place to see this and you get the bonus of going on an airboat, something that you dreamt was much more exciting that it ends up being, but they do allow you to get out into the swamps with ease.</text:p>
          </table:table-cell>
          <table:table-cell office:value-type="string" calcext:value-type="string">
            <text:p>Adrian, Adrian O Brien, Adrian O' Brien, Adrian O'Brien, Animals, Brien, Florida, O' Brien, O'Brien, OBrien, Predator, Reptile, Reptiles, USA, Wildlife chasing, chasing, chasing wildlife, chasingwildlife, nature, wildlifechasing</text:p>
          </table:table-cell>
          <table:table-cell table:number-columns-repeated="4"/>
          <table:table-cell office:value-type="string" calcext:value-type="string">
            <text:p>31/10/2013 23:31:23</text:p>
          </table:table-cell>
          <table:table-cell office:value-type="string" calcext:value-type="string">
            <text:p>4258 x 2838</text:p>
          </table:table-cell>
        </table:table-row>
        <table:table-row table:style-name="ro1">
          <table:table-cell office:value-type="string" calcext:value-type="string">
            <text:p>Galapagos Seals in a Queue.jpg</text:p>
          </table:table-cell>
          <table:table-cell office:value-type="string" calcext:value-type="string">
            <text:p>Galapagos Seals in a Queue</text:p>
          </table:table-cell>
          <table:table-cell office:value-type="string" calcext:value-type="string">
            <text:p>There are seals everywhere in the Galapagos. Even on the wall behind the bus stops. Well I guess first person to arrive and wait for the bus gets the wall to sit on.</text:p>
          </table:table-cell>
          <table:table-cell office:value-type="string" calcext:value-type="string">
            <text:p>Adrian, Adrian O Brien, Adrian O' Brien, Adrian O'Brien, Animals, Brien, Ecuador, Galapagos, O' Brien, O'Brien, OBrien, Wildlife chasing, chasing, chasing wildlife, chasingwildlife, mammal, nature, wildlifechasing</text:p>
          </table:table-cell>
          <table:table-cell table:number-columns-repeated="4"/>
          <table:table-cell office:value-type="string" calcext:value-type="string">
            <text:p>11/11/2013 02:39:52</text:p>
          </table:table-cell>
          <table:table-cell office:value-type="string" calcext:value-type="string">
            <text:p>4405 x 2936</text:p>
          </table:table-cell>
        </table:table-row>
        <table:table-row table:style-name="ro1">
          <table:table-cell office:value-type="string" calcext:value-type="string">
            <text:p>Galapagos Land Iguana.NEF</text:p>
          </table:table-cell>
          <table:table-cell office:value-type="string" calcext:value-type="string">
            <text:p>Galapagos Land Iguana</text:p>
          </table:table-cell>
          <table:table-cell office:value-type="string" calcext:value-type="string">
            <text:p>The marine iguana is the more famous of the two Galapagos iguanas but the land iguana is quite common and like all Galapagos animals willing to pose for a photo.</text:p>
          </table:table-cell>
          <table:table-cell office:value-type="string" calcext:value-type="string">
            <text:p>Adrian, Adrian O Brien, Adrian O' Brien, Adrian O'Brien, Animals, Brien, Ecuador, Galapagos, O' Brien, O'Brien, OBrien, Predator, Reptile, Reptiles, Wildlife chasing, chasing, chasing wildlife, chasingwildlife, nature, wildlifechasing</text:p>
          </table:table-cell>
          <table:table-cell table:number-columns-repeated="4"/>
          <table:table-cell office:value-type="string" calcext:value-type="string">
            <text:p>12/11/2013 20:26:29</text:p>
          </table:table-cell>
          <table:table-cell office:value-type="string" calcext:value-type="string">
            <text:p>4896 x 3264</text:p>
          </table:table-cell>
        </table:table-row>
        <table:table-row table:style-name="ro1">
          <table:table-cell office:value-type="string" calcext:value-type="string">
            <text:p>Baby Galapagos Seal.NEF</text:p>
          </table:table-cell>
          <table:table-cell office:value-type="string" calcext:value-type="string">
            <text:p>Baby Galapagos Seal</text:p>
          </table:table-cell>
          <table:table-cell office:value-type="string" calcext:value-type="string">
            <text:p>The animals of the Galapagos Islands really have no fear of humans. As such the young can be very inquisitive around photographers.</text:p>
          </table:table-cell>
          <table:table-cell office:value-type="string" calcext:value-type="string">
            <text:p>Adrian, Adrian O Brien, Adrian O' Brien, Adrian O'Brien, Animals, Brien, Ecuador, Galapagos, O' Brien, O'Brien, OBrien, Predator, Wildlife chasing, chasing, chasing wildlife, chasingwildlife, mammal, nature, wildlifechasing</text:p>
          </table:table-cell>
          <table:table-cell table:number-columns-repeated="4"/>
          <table:table-cell office:value-type="string" calcext:value-type="string">
            <text:p>12/11/2013 20:54:23</text:p>
          </table:table-cell>
          <table:table-cell office:value-type="string" calcext:value-type="string">
            <text:p>4849 x 3233</text:p>
          </table:table-cell>
        </table:table-row>
        <table:table-row table:style-name="ro1">
          <table:table-cell office:value-type="string" calcext:value-type="string">
            <text:p>Baby Galapagos Seal.NEF</text:p>
          </table:table-cell>
          <table:table-cell office:value-type="string" calcext:value-type="string">
            <text:p>Baby Galapagos Seal BW</text:p>
          </table:table-cell>
          <table:table-cell office:value-type="string" calcext:value-type="string">
            <text:p>The animals of the Galapagos Islands really have no fear of humans. As such the young can be very inquisitive around photographers.</text:p>
          </table:table-cell>
          <table:table-cell office:value-type="string" calcext:value-type="string">
            <text:p>Adrian, Adrian O Brien, Adrian O' Brien, Adrian O'Brien, Animals, Brien, Ecuador, Galapagos, O' Brien, O'Brien, OBrien, Predator, Wildlife chasing, chasing, chasing wildlife, chasingwildlife, mammal, nature, wildlifechasing</text:p>
          </table:table-cell>
          <table:table-cell table:number-columns-repeated="4"/>
          <table:table-cell office:value-type="string" calcext:value-type="string">
            <text:p>12/11/2013 20:54:23</text:p>
          </table:table-cell>
          <table:table-cell office:value-type="string" calcext:value-type="string">
            <text:p>4896 x 3264</text:p>
          </table:table-cell>
        </table:table-row>
        <table:table-row table:style-name="ro1">
          <table:table-cell office:value-type="string" calcext:value-type="string">
            <text:p>Galapagos Seal and Pup.jpg</text:p>
          </table:table-cell>
          <table:table-cell office:value-type="string" calcext:value-type="string">
            <text:p>Galapagos Seal and Pup</text:p>
          </table:table-cell>
          <table:table-cell office:value-type="string" calcext:value-type="string">
            <text:p>Getting to the Galapagos in the birthing season is amazing and the opportunities to see cute youngsters is massive. There is no escaping the seals and in October/November no escaping the youngsters either.</text:p>
          </table:table-cell>
          <table:table-cell office:value-type="string" calcext:value-type="string">
            <text:p>Adrian, Adrian O Brien, Adrian O' Brien, Adrian O'Brien, Animals, Brien, Galapagos, O' Brien, O'Brien, OBrien, Predator, Wildlife chasing, chasing, chasing wildlife, chasingwildlife, mammal, nature, wildlifechasing</text:p>
          </table:table-cell>
          <table:table-cell table:number-columns-repeated="4"/>
          <table:table-cell office:value-type="string" calcext:value-type="string">
            <text:p>12/11/2013 21:14:32</text:p>
          </table:table-cell>
          <table:table-cell office:value-type="string" calcext:value-type="string">
            <text:p>4026 x 2684</text:p>
          </table:table-cell>
        </table:table-row>
        <table:table-row table:style-name="ro1">
          <table:table-cell office:value-type="string" calcext:value-type="string">
            <text:p>Galapagos Hawk.NEF</text:p>
          </table:table-cell>
          <table:table-cell office:value-type="string" calcext:value-type="string">
            <text:p>Galapagos Hawk</text:p>
          </table:table-cell>
          <table:table-cell office:value-type="string" calcext:value-type="string">
            <text:p>Even the birds on the Galapagos are docile. This guy sat on a tree no more than 10 meters away from us.</text:p>
          </table:table-cell>
          <table:table-cell office:value-type="string" calcext:value-type="string">
            <text:p>Adrian, Adrian O Brien, Adrian O' Brien, Adrian O'Brien, Animals, Bird, Birds, Brien, Ecuador, Galapagos, O' Brien, O'Brien, OBrien, Predator, Wildlife chasing, chasing, chasing wildlife, chasingwildlife, nature, wildlifechasing</text:p>
          </table:table-cell>
          <table:table-cell table:number-columns-repeated="4"/>
          <table:table-cell office:value-type="string" calcext:value-type="string">
            <text:p>13/11/2013 21:16:19</text:p>
          </table:table-cell>
          <table:table-cell office:value-type="string" calcext:value-type="string">
            <text:p>4896 x 3264</text:p>
          </table:table-cell>
        </table:table-row>
        <table:table-row table:style-name="ro1">
          <table:table-cell office:value-type="string" calcext:value-type="string">
            <text:p>Inquisitive Galapagos Hawk.NEF</text:p>
          </table:table-cell>
          <table:table-cell office:value-type="string" calcext:value-type="string">
            <text:p>Inquisitive Galapagos Hawk</text:p>
          </table:table-cell>
          <table:table-cell office:value-type="string" calcext:value-type="string">
            <text:p>It isn't often that a bird is willing to sit for a photo shoot as long as this guy did. He even added in a few extra poses for us to make things more interesting.</text:p>
          </table:table-cell>
          <table:table-cell office:value-type="string" calcext:value-type="string">
            <text:p>Adrian, Adrian O Brien, Adrian O' Brien, Adrian O'Brien, Animals, Bird, Birds, Brien, Ecuador, Galapagos, O' Brien, O'Brien, OBrien, Predator, Wildlife chasing, chasing, chasing wildlife, chasingwildlife, nature, wildlifechasing</text:p>
          </table:table-cell>
          <table:table-cell table:number-columns-repeated="4"/>
          <table:table-cell office:value-type="string" calcext:value-type="string">
            <text:p>13/11/2013 21:19:06</text:p>
          </table:table-cell>
          <table:table-cell office:value-type="string" calcext:value-type="string">
            <text:p>4896 x 3264</text:p>
          </table:table-cell>
        </table:table-row>
        <table:table-row table:style-name="ro1">
          <table:table-cell office:value-type="string" calcext:value-type="string">
            <text:p>Young Blue Footed Booby.NEF</text:p>
          </table:table-cell>
          <table:table-cell office:value-type="string" calcext:value-type="string">
            <text:p>Young Blue Footed Booby</text:p>
          </table:table-cell>
          <table:table-cell office:value-type="string" calcext:value-type="string">
            <text:p>Blue footed boobies are one of the iconic species of the Galapagos. I was lucky enough to be there during the 'springtime' when there were numerous young.</text:p>
          </table:table-cell>
          <table:table-cell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number-columns-repeated="4"/>
          <table:table-cell office:value-type="string" calcext:value-type="string">
            <text:p>14/11/2013 03:38:55</text:p>
          </table:table-cell>
          <table:table-cell office:value-type="string" calcext:value-type="string">
            <text:p>4896 x 3264</text:p>
          </table:table-cell>
        </table:table-row>
        <table:table-row table:style-name="ro1">
          <table:table-cell office:value-type="string" calcext:value-type="string">
            <text:p>Blue Footed Booby Chick.NEF</text:p>
          </table:table-cell>
          <table:table-cell office:value-type="string" calcext:value-type="string">
            <text:p>Blue Footed Booby Chick</text:p>
          </table:table-cell>
          <table:table-cell office:value-type="string" calcext:value-type="string">
            <text:p>In November the chicks of the blue-footed-booby are wandering around outside their nests for the first time. Sometimes it is hard to keep your distance from them as they get interested in the people taking photos of them.</text:p>
          </table:table-cell>
          <table:table-cell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number-columns-repeated="4"/>
          <table:table-cell office:value-type="string" calcext:value-type="string">
            <text:p>14/11/2013 03:40:33</text:p>
          </table:table-cell>
          <table:table-cell office:value-type="string" calcext:value-type="string">
            <text:p>4199 x 2800</text:p>
          </table:table-cell>
        </table:table-row>
        <table:table-row table:style-name="ro1">
          <table:table-cell office:value-type="string" calcext:value-type="string">
            <text:p>Staring Galapagos Hawk.NEF</text:p>
          </table:table-cell>
          <table:table-cell office:value-type="string" calcext:value-type="string">
            <text:p>Staring Galapagos Hawk</text:p>
          </table:table-cell>
          <table:table-cell office:value-type="string" calcext:value-type="string">
            <text:p>The Galapagos Hawk is one of the few land basted predators on the Islands. He really has nothing to be afraid of and often can be captured down at ground level.</text:p>
          </table:table-cell>
          <table:table-cell office:value-type="string" calcext:value-type="string">
            <text:p>Adrian, Adrian O Brien, Adrian O' Brien, Adrian O'Brien, Animals, Bird, Birds, Brien, Ecuador, Galapagos, O' Brien, O'Brien, OBrien, Predator, Wildlife chasing, chasing, chasing wildlife, chasingwildlife, nature, wildlifechasing</text:p>
          </table:table-cell>
          <table:table-cell table:number-columns-repeated="4"/>
          <table:table-cell office:value-type="string" calcext:value-type="string">
            <text:p>14/11/2013 04:07:06</text:p>
          </table:table-cell>
          <table:table-cell office:value-type="string" calcext:value-type="string">
            <text:p>3762 x 2508</text:p>
          </table:table-cell>
        </table:table-row>
        <table:table-row table:style-name="ro1">
          <table:table-cell office:value-type="string" calcext:value-type="string">
            <text:p>Aligned Blue Footed Boobies.NEF</text:p>
          </table:table-cell>
          <table:table-cell office:value-type="string" calcext:value-type="string">
            <text:p>Aligned Blue Footed Boobies</text:p>
          </table:table-cell>
          <table:table-cell office:value-type="string" calcext:value-type="string">
            <text:p>The iconic blue-footed boobies all lined up for me. It was rather lucky really considering I was in a RIB bouncing about in the waves, which doesn't make for easy shots.</text:p>
          </table:table-cell>
          <table:table-cell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number-columns-repeated="4"/>
          <table:table-cell office:value-type="string" calcext:value-type="string">
            <text:p>15/11/2013 20:18:33</text:p>
          </table:table-cell>
          <table:table-cell office:value-type="string" calcext:value-type="string">
            <text:p>4385 x 2923</text:p>
          </table:table-cell>
        </table:table-row>
        <table:table-row table:style-name="ro1">
          <table:table-cell office:value-type="string" calcext:value-type="string">
            <text:p>Aligned Blue Footed Boobies.NEF</text:p>
          </table:table-cell>
          <table:table-cell office:value-type="string" calcext:value-type="string">
            <text:p>Aligned Blue Footed Boobies (single tone)</text:p>
          </table:table-cell>
          <table:table-cell office:value-type="string" calcext:value-type="string">
            <text:p>I don't do a lot of editing to my photos. Often just black and white is an 'extreme' edit. However I thought considering the look in B&amp;W and the iconic nature of the birds feet that a selective colour would work for this.</text:p>
          </table:table-cell>
          <table:table-cell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number-columns-repeated="4"/>
          <table:table-cell office:value-type="string" calcext:value-type="string">
            <text:p>15/11/2013 20:18:33</text:p>
          </table:table-cell>
          <table:table-cell office:value-type="string" calcext:value-type="string">
            <text:p>4385 x 2923</text:p>
          </table:table-cell>
        </table:table-row>
        <table:table-row table:style-name="ro1">
          <table:table-cell office:value-type="string" calcext:value-type="string">
            <text:p>Blue Footed Booby.NEF</text:p>
          </table:table-cell>
          <table:table-cell office:value-type="string" calcext:value-type="string">
            <text:p>Blue Footed Booby</text:p>
          </table:table-cell>
          <table:table-cell office:value-type="string" calcext:value-type="string">
            <text:p>The blue feet of the Booby really stand out <text:s/>in what is a bit of a monochrome landscape. The lava rocks have only limited amounts of green growing on them a lot of the time. The blue is really noticeable agains this grey/green background.</text:p>
          </table:table-cell>
          <table:table-cell office:value-type="string" calcext:value-type="string">
            <text:p>Adrian, Adrian O Brien, Adrian O' Brien, Adrian O'Brien, Animals, Bird, Brien, Ecuador, Galapagos, O' Brien, O'Brien, OBrien, Wildlife chasing, chasing, chasing wildlife, chasingwildlife, nature, wildlifechasing</text:p>
          </table:table-cell>
          <table:table-cell table:number-columns-repeated="4"/>
          <table:table-cell office:value-type="string" calcext:value-type="string">
            <text:p>15/11/2013 20:24:12</text:p>
          </table:table-cell>
          <table:table-cell office:value-type="string" calcext:value-type="string">
            <text:p>4896 x 3264</text:p>
          </table:table-cell>
        </table:table-row>
        <table:table-row table:style-name="ro1">
          <table:table-cell office:value-type="string" calcext:value-type="string">
            <text:p>Uncaged Zoo Squirrel.NEF</text:p>
          </table:table-cell>
          <table:table-cell office:value-type="string" calcext:value-type="string">
            <text:p>Uncaged Zoo Squirrel</text:p>
          </table:table-cell>
          <table:table-cell office:value-type="string" calcext:value-type="string">
            <text:p>I am not a fan of going to zoos but sometimes you just have to practice with a new lens before you take it out into the wild. While in Berlin's Tiergarten I met this squirrel who was completely uncaged.</text:p>
          </table:table-cell>
          <table:table-cell office:value-type="string" calcext:value-type="string">
            <text:p>Adrian, Adrian O Brien, Adrian O' Brien, Adrian O'Brien, Animals, Brien, Germany, O' Brien, O'Brien, OBrien, Wildlife chasing, chasing, chasing wildlife, chasingwildlife, mammal, nature, wildlifechasing</text:p>
          </table:table-cell>
          <table:table-cell table:number-columns-repeated="4"/>
          <table:table-cell office:value-type="string" calcext:value-type="string">
            <text:p>08/03/2014 13:33:55</text:p>
          </table:table-cell>
          <table:table-cell office:value-type="string" calcext:value-type="string">
            <text:p>4896 x 3264</text:p>
          </table:table-cell>
        </table:table-row>
        <table:table-row table:style-name="ro1">
          <table:table-cell office:value-type="string" calcext:value-type="string">
            <text:p>Foraging Squirrel.NEF</text:p>
          </table:table-cell>
          <table:table-cell office:value-type="string" calcext:value-type="string">
            <text:p>Foraging Squirrel</text:p>
          </table:table-cell>
          <table:table-cell office:value-type="string" calcext:value-type="string">
            <text:p>Sometimes animals like to live in zoos. I guess the Berlin Tiergarten is in the middle of such a large wooded area that the squirrels don't mind moving between the zoo and the park. This guy was completely uncaged while I was trying out a new lens on some of the moving animals within the zoo.</text:p>
          </table:table-cell>
          <table:table-cell office:value-type="string" calcext:value-type="string">
            <text:p>Adrian, Adrian O Brien, Adrian O' Brien, Adrian O'Brien, Animals, Brien, Germany, O' Brien, O'Brien, OBrien, Wildlife chasing, chasing, chasing wildlife, chasingwildlife, mammal, nature, wildlifechasing</text:p>
          </table:table-cell>
          <table:table-cell table:number-columns-repeated="4"/>
          <table:table-cell office:value-type="string" calcext:value-type="string">
            <text:p>08/03/2014 13:33:57</text:p>
          </table:table-cell>
          <table:table-cell office:value-type="string" calcext:value-type="string">
            <text:p>4326 x 2884</text:p>
          </table:table-cell>
        </table:table-row>
        <table:table-row table:style-name="ro1">
          <table:table-cell office:value-type="string" calcext:value-type="string">
            <text:p>Northern Gannet.NEF</text:p>
          </table:table-cell>
          <table:table-cell office:value-type="string" calcext:value-type="string">
            <text:p>Northern Gannet</text:p>
          </table:table-cell>
          <table:table-cell office:value-type="string" calcext:value-type="string">
            <text:p>Gannets are the most beautiful birds on the planet. End of story. Some day I need to get to a breeding colony to see and photograph their 'dance'.</text:p>
          </table:table-cell>
          <table:table-cell office:value-type="string" calcext:value-type="string">
            <text:p>Adrian, Adrian O Brien, Adrian O' Brien, Adrian O'Brien, Animals, Bird, Birds, Brien, Ireland, O' Brien, O'Brien, OBrien, Wildlife chasing, chasing, chasing wildlife, chasingwildlife, flight, in, nature, wildlifechasing</text:p>
          </table:table-cell>
          <table:table-cell table:number-columns-repeated="4"/>
          <table:table-cell office:value-type="string" calcext:value-type="string">
            <text:p>29/09/2014 15:25:27</text:p>
          </table:table-cell>
          <table:table-cell office:value-type="string" calcext:value-type="string">
            <text:p>3150 x 2086</text:p>
          </table:table-cell>
        </table:table-row>
        <table:table-row table:style-name="ro1">
          <table:table-cell office:value-type="string" calcext:value-type="string">
            <text:p>Immature Gannet in Flight.NEF</text:p>
          </table:table-cell>
          <table:table-cell office:value-type="string" calcext:value-type="string">
            <text:p>Immature Gannet in Flight</text:p>
          </table:table-cell>
          <table:table-cell office:value-type="string" calcext:value-type="string">
            <text:p>The juvenile gannet isn't as beautiful as an adult but the face and eye is starting to get that distinctive look.</text:p>
          </table:table-cell>
          <table:table-cell office:value-type="string" calcext:value-type="string">
            <text:p>Adrian, Adrian O Brien, Adrian O' Brien, Adrian O'Brien, Animals, Bird, Birds, Brien, Ireland, O' Brien, O'Brien, OBrien, Wildlife chasing, chasing, chasing wildlife, chasingwildlife, flight, in, nature, wildlifechasing</text:p>
          </table:table-cell>
          <table:table-cell table:number-columns-repeated="4"/>
          <table:table-cell office:value-type="string" calcext:value-type="string">
            <text:p>29/09/2014 15:28:02</text:p>
          </table:table-cell>
          <table:table-cell office:value-type="string" calcext:value-type="string">
            <text:p>3519 x 2346</text:p>
          </table:table-cell>
        </table:table-row>
        <table:table-row table:style-name="ro1">
          <table:table-cell office:value-type="string" calcext:value-type="string">
            <text:p>Atlantic White Sided Dolphin Surfacing.NEF</text:p>
          </table:table-cell>
          <table:table-cell office:value-type="string" calcext:value-type="string">
            <text:p>Atlantic White Sided Dolphin Surfacing</text:p>
          </table:table-cell>
          <table:table-cell office:value-type="string" calcext:value-type="string">
            <text:p>Well when you go whale watching the best thing you can get a photo of is a whale. If you don't see any then maybe a pod of dolphins will be compensation enough.</text:p>
          </table:table-cell>
          <table:table-cell office:value-type="string" calcext:value-type="string">
            <text:p>Adrian, Adrian O Brien, Adrian O' Brien, Adrian O'Brien, Animals, Brien, Ireland, O' Brien, O'Brien, OBrien, Predator, Wildlife chasing, chasing, chasing wildlife, chasingwildlife, mammal, nature, wildlifechasing</text:p>
          </table:table-cell>
          <table:table-cell table:number-columns-repeated="4"/>
          <table:table-cell office:value-type="string" calcext:value-type="string">
            <text:p>29/09/2014 16:27:11</text:p>
          </table:table-cell>
          <table:table-cell office:value-type="string" calcext:value-type="string">
            <text:p>4466 x 2977</text:p>
          </table:table-cell>
        </table:table-row>
        <table:table-row table:style-name="ro1">
          <table:table-cell office:value-type="string" calcext:value-type="string">
            <text:p>Black Spider Monkey BW.NEF</text:p>
          </table:table-cell>
          <table:table-cell office:value-type="string" calcext:value-type="string">
            <text:p>Black Spider Monkey BW</text:p>
          </table:table-cell>
          <table:table-cell office:value-type="string" calcext:value-type="string">
            <text:p>Fota Wildlife park in Cork is dedicated to breeding endangered species. Since they have had a lot of success with cheetahs they are moving out to try and preserve other endangered animals. While visiting I met this black spider monkey who doesn't look to be too enthralled by his life. Is life in captivity worth it to save a species?</text:p>
          </table:table-cell>
          <table:table-cell office:value-type="string" calcext:value-type="string">
            <text:p>Adrian, Adrian O Brien, Adrian O' Brien, Adrian O'Brien, Animals, Brien, Endangered, Ireland, Monkeys, O' Brien, O'Brien, OBrien, Species, Wildlife chasing, chasing, chasing wildlife, chasingwildlife, mammal, monkey, nature, wildlifechasing</text:p>
          </table:table-cell>
          <table:table-cell table:number-columns-repeated="4"/>
          <table:table-cell office:value-type="string" calcext:value-type="string">
            <text:p>30/09/2014 15:28:32</text:p>
          </table:table-cell>
          <table:table-cell office:value-type="string" calcext:value-type="string">
            <text:p>4158 x 2772</text:p>
          </table:table-cell>
        </table:table-row>
        <table:table-row table:style-name="ro1">
          <table:table-cell office:value-type="string" calcext:value-type="string">
            <text:p>Red Panda Anticipating Dinner.NEF</text:p>
          </table:table-cell>
          <table:table-cell office:value-type="string" calcext:value-type="string">
            <text:p>Red Panda Anticipating Dinner</text:p>
          </table:table-cell>
          <table:table-cell office:value-type="string" calcext:value-type="string">
            <text:p>A lot of people ask me where my logo came from. Quite simply it is a tracing of this beautiful creature. This new mother is one of the breeding pandas at Fota Wildlife Park in Cork where I was practicing my focussing techniques on animals hiding in trees.</text:p>
          </table:table-cell>
          <table:table-cell office:value-type="string" calcext:value-type="string">
            <text:p>Adrian, Adrian O Brien, Adrian O' Brien, Adrian O'Brien, Animals, Brien, Endangered, Ireland, O' Brien, O'Brien, OBrien, Species, Wildlife chasing, chasing, chasing wildlife, chasingwildlife, mammal, nature, wildlifechasing</text:p>
          </table:table-cell>
          <table:table-cell table:number-columns-repeated="4"/>
          <table:table-cell office:value-type="string" calcext:value-type="string">
            <text:p>30/09/2014 15:54:34</text:p>
          </table:table-cell>
          <table:table-cell office:value-type="string" calcext:value-type="string">
            <text:p>4691 x 3128</text:p>
          </table:table-cell>
        </table:table-row>
        <table:table-row table:style-name="ro1">
          <table:table-cell office:value-type="string" calcext:value-type="string">
            <text:p>Red Panda Chewing on Bamboo.NEF</text:p>
          </table:table-cell>
          <table:table-cell office:value-type="string" calcext:value-type="string">
            <text:p>Red Panda Chewing on Bamboo</text:p>
          </table:table-cell>
          <table:table-cell office:value-type="string" calcext:value-type="string">
            <text:p>A lot of people ask me where my logo came from. Quite simply it is a tracing of this beautiful creature. This new mother is one of the breeding pandas at Fota Wildlife Park in Cork where I was practicing my focussing techniques on animals hiding in trees.</text:p>
          </table:table-cell>
          <table:table-cell office:value-type="string" calcext:value-type="string">
            <text:p>Adrian, Adrian O Brien, Adrian O' Brien, Adrian O'Brien, Animals, Brien, Endangered, Ireland, O' Brien, O'Brien, OBrien, Species, Wildlife chasing, chasing, chasing wildlife, chasingwildlife, mammal, nature, wildlifechasing</text:p>
          </table:table-cell>
          <table:table-cell table:number-columns-repeated="4"/>
          <table:table-cell office:value-type="string" calcext:value-type="string">
            <text:p>30/09/2014 16:57:15</text:p>
          </table:table-cell>
          <table:table-cell office:value-type="string" calcext:value-type="string">
            <text:p>4156 x 2753</text:p>
          </table:table-cell>
        </table:table-row>
        <table:table-row table:style-name="ro1">
          <table:table-cell office:value-type="string" calcext:value-type="string">
            <text:p>Gull in Flight.NEF</text:p>
          </table:table-cell>
          <table:table-cell office:value-type="string" calcext:value-type="string">
            <text:p>Gull in Flight</text:p>
          </table:table-cell>
          <table:table-cell office:value-type="string" calcext:value-type="string">
            <text:p>Shooting birds in flight is pretty difficult. As they move the background moves in ways determined by the bird and not you. However after following certain birds for long enough you see where they are going and as the gulls kept flying towards the sun I managed to get the sun reflecting nicely in the water below.</text:p>
          </table:table-cell>
          <table:table-cell office:value-type="string" calcext:value-type="string">
            <text:p>Adrian, Adrian O Brien, Adrian O' Brien, Adrian O'Brien, Animals, Bird, Birds, Brien, Norway, O' Brien, O'Brien, OBrien, Wildlife chasing, chasing, chasing wildlife, chasingwildlife, flight, in, nature, wildlifechasing</text:p>
          </table:table-cell>
          <table:table-cell table:number-columns-repeated="4"/>
          <table:table-cell office:value-type="string" calcext:value-type="string">
            <text:p>13/03/2015 14:18:26</text:p>
          </table:table-cell>
          <table:table-cell office:value-type="string" calcext:value-type="string">
            <text:p>4896 x 3264</text:p>
          </table:table-cell>
        </table:table-row>
        <table:table-row table:style-name="ro1">
          <table:table-cell office:value-type="string" calcext:value-type="string">
            <text:p>Irish Robin in the Woods.NEF</text:p>
          </table:table-cell>
          <table:table-cell office:value-type="string" calcext:value-type="string">
            <text:p>Irish Robin in the Woods</text:p>
          </table:table-cell>
          <table:table-cell office:value-type="string" calcext:value-type="string">
            <text:p>If you go to popular walks early enough in the morning there is still wildlife there to be seen. Once the hoards of people and their dogs arrive the birds tend to hide. However being out early is always good for photography.</text:p>
          </table:table-cell>
          <table:table-cell office:value-type="string" calcext:value-type="string">
            <text:p>Adrian, Adrian O Brien, Adrian O' Brien, Adrian O'Brien, Animals, Bird, Birds, Brien, Ireland, O' Brien, O'Brien, OBrien, Wildlife chasing, chasing, chasing wildlife, chasingwildlife, nature, robin, wildlifechasing</text:p>
          </table:table-cell>
          <table:table-cell table:number-columns-repeated="4"/>
          <table:table-cell office:value-type="string" calcext:value-type="string">
            <text:p>29/01/2016 14:15:17</text:p>
          </table:table-cell>
          <table:table-cell office:value-type="string" calcext:value-type="string">
            <text:p>2686 x 2149</text:p>
          </table:table-cell>
        </table:table-row>
        <table:table-row table:style-name="ro1">
          <table:table-cell office:value-type="string" calcext:value-type="string">
            <text:p>Displaying Peacock.NEF</text:p>
          </table:table-cell>
          <table:table-cell office:value-type="string" calcext:value-type="string">
            <text:p>Displaying Peacock</text:p>
          </table:table-cell>
          <table:table-cell office:value-type="string" calcext:value-type="string">
            <text:p>This is another shot taking while training at my local wildlife park. I have photographed wild peacocks in India but never managed to get a special photograph of them. However here I just love the pattern made by the feathers. I will work on getting one like this in the wild.</text:p>
          </table:table-cell>
          <table:table-cell office:value-type="string" calcext:value-type="string">
            <text:p>Adrian, Adrian O Brien, Adrian O' Brien, Adrian O'Brien, Animals, Bird, Brien, Ireland, O' Brien, O'Brien, OBrien, Wildlife chasing, chasing, chasing wildlife, chasingwildlife, nature, peacock, wildlifechasing</text:p>
          </table:table-cell>
          <table:table-cell table:number-columns-repeated="4"/>
          <table:table-cell office:value-type="string" calcext:value-type="string">
            <text:p>08/05/2016 12:16:52</text:p>
          </table:table-cell>
          <table:table-cell office:value-type="string" calcext:value-type="string">
            <text:p>4896 x 3264</text:p>
          </table:table-cell>
        </table:table-row>
        <table:table-row table:style-name="ro1">
          <table:table-cell office:value-type="string" calcext:value-type="string">
            <text:p>Diving Humpback Whale.NEF</text:p>
          </table:table-cell>
          <table:table-cell office:value-type="string" calcext:value-type="string">
            <text:p>Diving Humpback Whale</text:p>
          </table:table-cell>
          <table:table-cell office:value-type="string" calcext:value-type="string">
            <text:p>It isn't easy to time whale shots and get their heads in the frame. The tail or flukes are much easier. Also I do think tail shots are a bit more whale like. After all how many of us have seen many whale faces? Tails are what you see all the time when whale watching.</text:p>
          </table:table-cell>
          <table:table-cell office:value-type="string" calcext:value-type="string">
            <text:p>Adrian, Adrian O Brien, Adrian O' Brien, Adrian O'Brien, Animals, Brien, Iceland, O' Brien, O'Brien, OBrien, Wildlife chasing, chasing, chasing wildlife, chasingwildlife, nature, wildlifechasing</text:p>
          </table:table-cell>
          <table:table-cell table:number-columns-repeated="4"/>
          <table:table-cell office:value-type="string" calcext:value-type="string">
            <text:p>25/10/2016 11:52:44</text:p>
          </table:table-cell>
          <table:table-cell office:value-type="string" calcext:value-type="string">
            <text:p>3378 x 2252</text:p>
          </table:table-cell>
        </table:table-row>
        <table:table-row table:style-name="ro1">
          <table:table-cell office:value-type="string" calcext:value-type="string">
            <text:p>Humpback Tail Fin.NEF</text:p>
          </table:table-cell>
          <table:table-cell office:value-type="string" calcext:value-type="string">
            <text:p>Humpback Tail Fin</text:p>
          </table:table-cell>
          <table:table-cell office:value-type="string" calcext:value-type="string">
            <text:p>Whale watching in Iceland is wonderful in the early morning in the late autumn. The sun is so low in the sky that it feels like it is sunrise for hours on end.</text:p>
          </table:table-cell>
          <table:table-cell office:value-type="string" calcext:value-type="string">
            <text:p>Adrian, Adrian O Brien, Adrian O' Brien, Adrian O'Brien, Animals, Brien, Iceland, O' Brien, O'Brien, OBrien, Wildlife chasing, chasing, chasing wildlife, chasingwildlife, nature, wildlifechasing</text:p>
          </table:table-cell>
          <table:table-cell table:number-columns-repeated="4"/>
          <table:table-cell office:value-type="string" calcext:value-type="string">
            <text:p>25/10/2016 11:52:45</text:p>
          </table:table-cell>
          <table:table-cell office:value-type="string" calcext:value-type="string">
            <text:p>4017 x 2678</text:p>
          </table:table-cell>
        </table:table-row>
        <table:table-row table:style-name="ro1">
          <table:table-cell office:value-type="string" calcext:value-type="string">
            <text:p>Happy Squirrel on Christmas Day.NEF</text:p>
          </table:table-cell>
          <table:table-cell office:value-type="string" calcext:value-type="string">
            <text:p>Happy Squirrel on Christmas Day</text:p>
          </table:table-cell>
          <table:table-cell office:value-type="string" calcext:value-type="string">
            <text:p>This squirrel in the Alps is quite active during the winter. The local casino puts out bird feed and nuts regularly through the woods to help support the wildlife during the winter months. The squirrels therefore don't need to store up as much food and are active bird table raiders during the cold season.</text:p>
          </table:table-cell>
          <table:table-cell office:value-type="string" calcext:value-type="string">
            <text:p>Adrian, Adrian O Brien, Adrian O' Brien, Adrian O'Brien, Animals, Austria, Brien, O' Brien, O'Brien, OBrien, Wildlife chasing, chasing, chasing wildlife, chasingwildlife, mammal, nature, wildlifechasing</text:p>
          </table:table-cell>
          <table:table-cell table:number-columns-repeated="4"/>
          <table:table-cell office:value-type="string" calcext:value-type="string">
            <text:p>25/12/2017 09:27:33</text:p>
          </table:table-cell>
          <table:table-cell office:value-type="string" calcext:value-type="string">
            <text:p>3778 x 2519</text:p>
          </table:table-cell>
        </table:table-row>
        <table:table-row table:style-name="ro1">
          <table:table-cell office:value-type="string" calcext:value-type="string">
            <text:p>Winter Squirrel_.NEF</text:p>
          </table:table-cell>
          <table:table-cell office:value-type="string" calcext:value-type="string">
            <text:p>Winter Squirrel </text:p>
          </table:table-cell>
          <table:table-cell office:value-type="string" calcext:value-type="string">
            <text:p>It isn't often that you see squirrels in the winter but the ones near Seefeld in Tirol, in the Austrian Alps are active all the time. The food available due to humans is enough to keep them happy in the colder months.</text:p>
          </table:table-cell>
          <table:table-cell office:value-type="string" calcext:value-type="string">
            <text:p>Adrian, Adrian O Brien, Adrian O' Brien, Adrian O'Brien, Animals, Austria, Brien, O' Brien, O'Brien, OBrien, Wildlife chasing, chasing, chasing wildlife, chasingwildlife, mammal, nature, wildlifechasing</text:p>
          </table:table-cell>
          <table:table-cell table:number-columns-repeated="4"/>
          <table:table-cell office:value-type="string" calcext:value-type="string">
            <text:p>25/12/2017 09:27:42</text:p>
          </table:table-cell>
          <table:table-cell office:value-type="string" calcext:value-type="string">
            <text:p>4896 x 3264</text:p>
          </table:table-cell>
        </table:table-row>
        <table:table-row table:style-name="ro1">
          <table:table-cell office:value-type="string" calcext:value-type="string">
            <text:p>Springtime Blackbird.NEF</text:p>
          </table:table-cell>
          <table:table-cell office:value-type="string" calcext:value-type="string">
            <text:p>Springtime Blackbird</text:p>
          </table:table-cell>
          <table:table-cell office:value-type="string" calcext:value-type="string">
            <text:p>Blackbirds are possibly the stupidest of birds. The places they build their nests are often almost reckless. However to prevent people finding them they often try to draw your attention away from the nest and on to them. This bird was certainly doing that as he tried to hold my attention by posing for photos.</text:p>
          </table:table-cell>
          <table:table-cell office:value-type="string" calcext:value-type="string">
            <text:p>Adrian, Adrian O Brien, Adrian O' Brien, Adrian O'Brien, Animals, Austria, Birds, Brien, O' Brien, O'Brien, OBrien, Wildlife chasing, chasing, chasing wildlife, chasingwildlife, nature, wildlifechasing</text:p>
          </table:table-cell>
          <table:table-cell table:number-columns-repeated="4"/>
          <table:table-cell office:value-type="string" calcext:value-type="string">
            <text:p>24/03/2018 06:52:06</text:p>
          </table:table-cell>
          <table:table-cell office:value-type="string" calcext:value-type="string">
            <text:p>2280 x 1520</text:p>
          </table:table-cell>
        </table:table-row>
        <table:table-row table:style-name="ro1">
          <table:table-cell office:value-type="string" calcext:value-type="string">
            <text:p>Hover Fly on a Buttercup.JPG</text:p>
          </table:table-cell>
          <table:table-cell office:value-type="string" calcext:value-type="string">
            <text:p>Hover Fly on a Buttercup</text:p>
          </table:table-cell>
          <table:table-cell office:value-type="string" calcext:value-type="string">
            <text:p>Bees are the medias favourite pollinators at the moment but all small insects are in decline and are equally important. Hoverflies are extremely common but often overlooked.</text:p>
          </table:table-cell>
          <table:table-cell office:value-type="string" calcext:value-type="string">
            <text:p>Adrian, Adrian O Brien, Adrian O' Brien, Adrian O'Brien, Animals, Austria, Brien, Insect, O' Brien, O'Brien, OBrien, Wildlife chasing, chasing, chasing wildlife, chasingwildlife, nature, wildlifechasing</text:p>
          </table:table-cell>
          <table:table-cell table:number-columns-repeated="4"/>
          <table:table-cell office:value-type="string" calcext:value-type="string">
            <text:p>24/06/2018 10:04:58</text:p>
          </table:table-cell>
          <table:table-cell office:value-type="string" calcext:value-type="string">
            <text:p>3367 x 2244</text:p>
          </table:table-cell>
        </table:table-row>
        <table:table-row table:style-name="ro1">
          <table:table-cell office:value-type="string" calcext:value-type="string">
            <text:p>_.NEF</text:p>
          </table:table-cell>
          <table:table-cell office:value-type="string" calcext:value-type="string">
            <text:p>Dark Green Fritillary Feeding</text:p>
          </table:table-cell>
          <table:table-cell office:value-type="string" calcext:value-type="string">
            <text:p>The fritillary butterfly is very common in the alps in the summer. While we don't have a lot of larger mammalian wildlife left in Western Europe the mountains are still home to lots of smaller wild creatures.</text:p>
          </table:table-cell>
          <table:table-cell office:value-type="string" calcext:value-type="string">
            <text:p>Adrian, Adrian O Brien, Adrian O' Brien, Adrian O'Brien, Animals, Austria, Brien, Butterfly, Insect, O' Brien, O'Brien, OBrien, Wildlife chasing, chasing, chasing wildlife, chasingwildlife, nature, wildlifechasing</text:p>
          </table:table-cell>
          <table:table-cell table:number-columns-repeated="4"/>
          <table:table-cell office:value-type="string" calcext:value-type="string">
            <text:p>29/07/2018 12:54:10</text:p>
          </table:table-cell>
          <table:table-cell office:value-type="string" calcext:value-type="string">
            <text:p>3743 x 2496</text:p>
          </table:table-cell>
        </table:table-row>
        <table:table-row table:style-name="ro1">
          <table:table-cell office:value-type="string" calcext:value-type="string">
            <text:p>Niobe Fritillary on a Thistle.NEF</text:p>
          </table:table-cell>
          <table:table-cell office:value-type="string" calcext:value-type="string">
            <text:p>Dark Green Fritillary on a Thistle</text:p>
          </table:table-cell>
          <table:table-cell office:value-type="string" calcext:value-type="string">
            <text:p>Butterflies are probably the easiest to see of the Alps wildlife. Their numbers in the meadows of Tirol are massive during the summer months while the grass and wildflowers are allowed to grow as winter fodder for the cattle.</text:p>
          </table:table-cell>
          <table:table-cell office:value-type="string" calcext:value-type="string">
            <text:p>Adrian, Adrian O Brien, Adrian O' Brien, Adrian O'Brien, Animals, Austria, Brien, Butterfly, Insect, O' Brien, O'Brien, OBrien, Wildlife chasing, chasing, chasing wildlife, chasingwildlife, nature, wildlifechasing</text:p>
          </table:table-cell>
          <table:table-cell table:number-columns-repeated="4"/>
          <table:table-cell office:value-type="string" calcext:value-type="string">
            <text:p>29/07/2018 12:57:35</text:p>
          </table:table-cell>
          <table:table-cell office:value-type="string" calcext:value-type="string">
            <text:p>3499 x 2333</text:p>
          </table:table-cell>
        </table:table-row>
        <table:table-row table:style-name="ro1">
          <table:table-cell office:value-type="string" calcext:value-type="string">
            <text:p>Queueing Impalas.NEF</text:p>
          </table:table-cell>
          <table:table-cell office:value-type="string" calcext:value-type="string">
            <text:p>Queueing Impalas</text:p>
          </table:table-cell>
          <table:table-cell office:value-type="string" calcext:value-type="string">
            <text:p>I am not sure whether this has huge artistic merit but it certainly does have comedic value. I just wonder what this impala is chewing on.</text:p>
          </table:table-cell>
          <table:table-cell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number-columns-repeated="4"/>
          <table:table-cell office:value-type="string" calcext:value-type="string">
            <text:p>17/11/2018 08:19:41</text:p>
          </table:table-cell>
          <table:table-cell office:value-type="string" calcext:value-type="string">
            <text:p>6016 x 4011</text:p>
          </table:table-cell>
        </table:table-row>
        <table:table-row table:style-name="ro1">
          <table:table-cell office:value-type="string" calcext:value-type="string">
            <text:p>Alert Steenbok.NEF</text:p>
          </table:table-cell>
          <table:table-cell office:value-type="string" calcext:value-type="string">
            <text:p>Alert Steenbok</text:p>
          </table:table-cell>
          <table:table-cell office:value-type="string" calcext:value-type="string">
            <text:p>The steenbok is one of the most common antelope in Kruger national park, but that doesn't mean that getting a good portrait is easy. They are quite skittish and run off with the least provocation.</text:p>
          </table:table-cell>
          <table:table-cell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number-columns-repeated="4"/>
          <table:table-cell office:value-type="string" calcext:value-type="string">
            <text:p>17/11/2018 08:20:33</text:p>
          </table:table-cell>
          <table:table-cell office:value-type="string" calcext:value-type="string">
            <text:p>5020 x 4016</text:p>
          </table:table-cell>
        </table:table-row>
        <table:table-row table:style-name="ro1">
          <table:table-cell office:value-type="string" calcext:value-type="string">
            <text:p>Perched White Crested Helmet Shrike.NEF</text:p>
          </table:table-cell>
          <table:table-cell office:value-type="string" calcext:value-type="string">
            <text:p>Perched White Crested Helmet Shrike</text:p>
          </table:table-cell>
          <table:table-cell office:value-type="string" calcext:value-type="string">
            <text:p>While it is easy to photograph the larger animals in Kruger National Park, the smaller ones are rather difficult to get up close to given the lack of permission to leave vehicles in parks. However given the protection the park receives, there is abundance of all creatures and so just a bit of patience works wonders. Smaller creatures will come close to you eventually.</text:p>
          </table:table-cell>
          <table:table-cell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number-columns-repeated="4"/>
          <table:table-cell office:value-type="string" calcext:value-type="string">
            <text:p>19/11/2018 11:20:12</text:p>
          </table:table-cell>
          <table:table-cell office:value-type="string" calcext:value-type="string">
            <text:p>2855 x 1904</text:p>
          </table:table-cell>
        </table:table-row>
        <table:table-row table:style-name="ro1">
          <table:table-cell office:value-type="string" calcext:value-type="string">
            <text:p>Warthog Portrait.NEF</text:p>
          </table:table-cell>
          <table:table-cell office:value-type="string" calcext:value-type="string">
            <text:p>Warthog Portrait</text:p>
          </table:table-cell>
          <table:table-cell office:value-type="string" calcext:value-type="string">
            <text:p>Warthogs might not be everybody's idea of a beautiful creature. I think though that some can have a bit of charm.</text:p>
          </table:table-cell>
          <table:table-cell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number-columns-repeated="4"/>
          <table:table-cell office:value-type="string" calcext:value-type="string">
            <text:p>19/11/2018 13:14:05</text:p>
          </table:table-cell>
          <table:table-cell office:value-type="string" calcext:value-type="string">
            <text:p>2817 x 2817</text:p>
          </table:table-cell>
        </table:table-row>
        <table:table-row table:style-name="ro1">
          <table:table-cell office:value-type="string" calcext:value-type="string">
            <text:p>Two Young Eagles.NEF</text:p>
          </table:table-cell>
          <table:table-cell office:value-type="string" calcext:value-type="string">
            <text:p>Two Young Eagles</text:p>
          </table:table-cell>
          <table:table-cell office:value-type="string" calcext:value-type="string">
            <text:p>These two young brown snake eagles got into a fight over a leopard tortoise. I had been watching one alone for quite a while as he struggled to get at the interior of the tortoise's shell. Once he flew up to the tree the second came along to steal dinner.</text:p>
          </table:table-cell>
          <table:table-cell office:value-type="string" calcext:value-type="string">
            <text:p>Africa, South Africa</text:p>
          </table:table-cell>
          <table:table-cell table:number-columns-repeated="4"/>
          <table:table-cell office:value-type="string" calcext:value-type="string">
            <text:p>19/11/2018 16:30:49</text:p>
          </table:table-cell>
          <table:table-cell office:value-type="string" calcext:value-type="string">
            <text:p>4462 x 2974</text:p>
          </table:table-cell>
        </table:table-row>
        <table:table-row table:style-name="ro1">
          <table:table-cell office:value-type="string" calcext:value-type="string">
            <text:p>White Rhino Portrait.NEF</text:p>
          </table:table-cell>
          <table:table-cell office:value-type="string" calcext:value-type="string">
            <text:p>White Rhino Portrait</text:p>
          </table:table-cell>
          <table:table-cell office:value-type="string" calcext:value-type="string">
            <text:p>It is amazing that these creatures, that are build like a tank, would be threatened by anything. However humans have created weapons that easily out gun rhinos. 150 years ago when rifles were weak rhinos were considered one of the stronger animals. Today though we have to look after them as all rhino species are endangered.</text:p>
          </table:table-cell>
          <table:table-cell office:value-type="string" calcext:value-type="string">
            <text:p>Adrian, Adrian O Brien, Adrian O' Brien, Adrian O'Brien, Animals, Brien, Endangered, Kruger, National, O' Brien, O'Brien, OBrien, Park, South Africa, Species, Wildlife chasing, chasing, chasing wildlife, chasingwildlife, mammal, nature, white Rhino, wildlifechasing</text:p>
          </table:table-cell>
          <table:table-cell table:number-columns-repeated="4"/>
          <table:table-cell office:value-type="string" calcext:value-type="string">
            <text:p>20/11/2018 05:07:28</text:p>
          </table:table-cell>
          <table:table-cell office:value-type="string" calcext:value-type="string">
            <text:p>2755 x 2755</text:p>
          </table:table-cell>
        </table:table-row>
        <table:table-row table:style-name="ro1">
          <table:table-cell office:value-type="string" calcext:value-type="string">
            <text:p>Female Kudu Portrait.NEF</text:p>
          </table:table-cell>
          <table:table-cell office:value-type="string" calcext:value-type="string">
            <text:p>Female Kudu Portrait</text:p>
          </table:table-cell>
          <table:table-cell office:value-type="string" calcext:value-type="string">
            <text:p>The Kudu is the symbol of Kruger National Park. However it is the male version with his horns that is instantly recognisable. I think the female is equally graceful</text:p>
          </table:table-cell>
          <table:table-cell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number-columns-repeated="4"/>
          <table:table-cell office:value-type="string" calcext:value-type="string">
            <text:p>20/11/2018 05:53:37</text:p>
          </table:table-cell>
          <table:table-cell office:value-type="string" calcext:value-type="string">
            <text:p>3019 x 3019</text:p>
          </table:table-cell>
        </table:table-row>
        <table:table-row table:style-name="ro1">
          <table:table-cell office:value-type="string" calcext:value-type="string">
            <text:p>Cape Glossy Starling.NEF</text:p>
          </table:table-cell>
          <table:table-cell office:value-type="string" calcext:value-type="string">
            <text:p>Cape Glossy Starling</text:p>
          </table:table-cell>
          <table:table-cell office:value-type="string" calcext:value-type="string">
            <text:p>The secret to photographing small birds that move quickly is to do so near where people eat. At one of the campgrounds in Kruger I met two glossy starlings that were not afraid to sit on a tree with me only a few meters away. They proved to be quite bold swooping down for crumbs from the picnickers in the rest area.</text:p>
          </table:table-cell>
          <table:table-cell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number-columns-repeated="4"/>
          <table:table-cell office:value-type="string" calcext:value-type="string">
            <text:p>20/11/2018 12:08:11</text:p>
          </table:table-cell>
          <table:table-cell office:value-type="string" calcext:value-type="string">
            <text:p>5190 x 3460</text:p>
          </table:table-cell>
        </table:table-row>
        <table:table-row table:style-name="ro1">
          <table:table-cell office:value-type="string" calcext:value-type="string">
            <text:p>Woodland Kingfisher.NEF</text:p>
          </table:table-cell>
          <table:table-cell office:value-type="string" calcext:value-type="string">
            <text:p>Woodland Kingfisher</text:p>
          </table:table-cell>
          <table:table-cell office:value-type="string" calcext:value-type="string">
            <text:p>The drought of the last few years in the Kruger has left a lot of rivers dried up. This woodland kingfisher was captured above one of these dry rivers. At the moment he is reduced to 'diving' for insects rather than fish.</text:p>
          </table:table-cell>
          <table:table-cell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number-columns-repeated="4"/>
          <table:table-cell office:value-type="string" calcext:value-type="string">
            <text:p>20/11/2018 17:19:54</text:p>
          </table:table-cell>
          <table:table-cell office:value-type="string" calcext:value-type="string">
            <text:p>2478 x 2478</text:p>
          </table:table-cell>
        </table:table-row>
        <table:table-row table:style-name="ro1">
          <table:table-cell office:value-type="string" calcext:value-type="string">
            <text:p>Woodland Kingfisher on a Perch.NEF</text:p>
          </table:table-cell>
          <table:table-cell office:value-type="string" calcext:value-type="string">
            <text:p>Woodland Kingfisher on a Perch</text:p>
          </table:table-cell>
          <table:table-cell office:value-type="string" calcext:value-type="string">
            <text:p>The woodland kingfisher isn't too worried about drought in the Kruger. They have adapted to living in dry areas and often the dry season leaves empty rivers for part of the year. They 'fish' for insects when the rivers are dried up.</text:p>
          </table:table-cell>
          <table:table-cell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number-columns-repeated="4"/>
          <table:table-cell office:value-type="string" calcext:value-type="string">
            <text:p>20/11/2018 17:23:38</text:p>
          </table:table-cell>
          <table:table-cell office:value-type="string" calcext:value-type="string">
            <text:p>4086 x 3269</text:p>
          </table:table-cell>
        </table:table-row>
        <table:table-row table:style-name="ro1">
          <table:table-cell office:value-type="string" calcext:value-type="string">
            <text:p>Dusty Zebras.NEF</text:p>
          </table:table-cell>
          <table:table-cell office:value-type="string" calcext:value-type="string">
            <text:p>Dusty Zebras</text:p>
          </table:table-cell>
          <table:table-cell office:value-type="string" calcext:value-type="string">
            <text:p>Travelling in Africa just makes everything red. It is such a dusty and red continent. The dry season makes this even worse and a herd of zebras can make quite a dust storm.</text:p>
          </table:table-cell>
          <table:table-cell office:value-type="string" calcext:value-type="string">
            <text:p>Adrian, Adrian O Brien, Adrian O' Brien, Adrian O'Brien, Animals, Brien, Kruger, National, O' Brien, O'Brien, OBrien, Park, South Africa, Wildlife chasing, chasing, chasing wildlife, chasingwildlife, mammal, nature, wildlifechasing, zebra</text:p>
          </table:table-cell>
          <table:table-cell table:number-columns-repeated="4"/>
          <table:table-cell office:value-type="string" calcext:value-type="string">
            <text:p>21/11/2018 12:00:23</text:p>
          </table:table-cell>
          <table:table-cell office:value-type="string" calcext:value-type="string">
            <text:p>4601 x 3067</text:p>
          </table:table-cell>
        </table:table-row>
        <table:table-row table:style-name="ro1">
          <table:table-cell office:value-type="string" calcext:value-type="string">
            <text:p>Southern Yellow Billed Hornbill.NEF</text:p>
          </table:table-cell>
          <table:table-cell office:value-type="string" calcext:value-type="string">
            <text:p>Southern Yellow Billed Hornbill</text:p>
          </table:table-cell>
          <table:table-cell office:value-type="string" calcext:value-type="string">
            <text:p>The grey African hornbill is often portrayed as a comical bird. I wouldn't have believed the stereotype was based on reality until I met these two who spent nearly half an hour looking at their reflections in the cars shiny plastic. They really are intelligent and curious birds.</text:p>
          </table:table-cell>
          <table:table-cell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number-columns-repeated="4"/>
          <table:table-cell office:value-type="string" calcext:value-type="string">
            <text:p>23/11/2018 12:20:49</text:p>
          </table:table-cell>
          <table:table-cell office:value-type="string" calcext:value-type="string">
            <text:p>6016 x 4011</text:p>
          </table:table-cell>
        </table:table-row>
        <table:table-row table:style-name="ro1">
          <table:table-cell office:value-type="string" calcext:value-type="string">
            <text:p>New Born Impala Portrait (crop).NEF</text:p>
          </table:table-cell>
          <table:table-cell office:value-type="string" calcext:value-type="string">
            <text:p>New Born Impala Portrait (crop)</text:p>
          </table:table-cell>
          <table:table-cell office:value-type="string" calcext:value-type="string">
            <text:p>A lot of prey animals give birth at the end of November in the Kruger, just in time for the wet season when lush grasses can help them grow quickly. It makes for a great time to visit as there are many cute creatures around and also plenty of prey to tempt the iconic predators of the savannah.</text:p>
          </table:table-cell>
          <table:table-cell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number-columns-repeated="4"/>
          <table:table-cell office:value-type="string" calcext:value-type="string">
            <text:p>25/11/2018 06:07:21</text:p>
          </table:table-cell>
          <table:table-cell office:value-type="string" calcext:value-type="string">
            <text:p>3125 x 3125</text:p>
          </table:table-cell>
        </table:table-row>
        <table:table-row table:style-name="ro1">
          <table:table-cell office:value-type="string" calcext:value-type="string">
            <text:p>Lioness Portrait.NEF</text:p>
          </table:table-cell>
          <table:table-cell office:value-type="string" calcext:value-type="string">
            <text:p>Lioness Portrait</text:p>
          </table:table-cell>
          <table:table-cell office:value-type="string" calcext:value-type="string">
            <text:p>This lioness might not have eaten in a long time before I met her. Lions look powerful from a distance but up close you can really see when they are weak and hungry. However there is still a lot of reserve power in their hunting muscles.</text:p>
          </table:table-cell>
          <table:table-cell office:value-type="string" calcext:value-type="string">
            <text:p>Adrian, Adrian O Brien, Adrian O' Brien, Adrian O'Brien, Animals, Brien, Cats, Kruger, National, O' Brien, O'Brien, OBrien, Park, Predator, South Africa, Wildlife chasing, chasing, chasing wildlife, chasingwildlife, lion, nature, wildlifechasing</text:p>
          </table:table-cell>
          <table:table-cell table:number-columns-repeated="4"/>
          <table:table-cell office:value-type="string" calcext:value-type="string">
            <text:p>25/11/2018 06:33:25</text:p>
          </table:table-cell>
          <table:table-cell office:value-type="string" calcext:value-type="string">
            <text:p>2531 x 2531</text:p>
          </table:table-cell>
        </table:table-row>
        <table:table-row table:style-name="ro1">
          <table:table-cell office:value-type="string" calcext:value-type="string">
            <text:p>Lioness Portrait 2.NEF</text:p>
          </table:table-cell>
          <table:table-cell office:value-type="string" calcext:value-type="string">
            <text:p>Lioness Portrait 2</text:p>
          </table:table-cell>
          <table:table-cell office:value-type="string" calcext:value-type="string">
            <text:p>This lioness was encountered on the famous S100 road in Kruger National park. I hadn't seen very many predators in my week there but when I got to this area I had lions all morning long.</text:p>
          </table:table-cell>
          <table:table-cell office:value-type="string" calcext:value-type="string">
            <text:p>Adrian, Adrian O Brien, Adrian O' Brien, Adrian O'Brien, Animals, Brien, Cats, Kruger, National, O' Brien, O'Brien, OBrien, Park, Predator, South Africa, Wildlife chasing, chasing, chasing wildlife, chasingwildlife, lion, mammal, nature, wildlifechasing</text:p>
          </table:table-cell>
          <table:table-cell table:number-columns-repeated="4"/>
          <table:table-cell office:value-type="string" calcext:value-type="string">
            <text:p>25/11/2018 06:33:26</text:p>
          </table:table-cell>
          <table:table-cell office:value-type="string" calcext:value-type="string">
            <text:p>2070 x 2070</text:p>
          </table:table-cell>
        </table:table-row>
        <table:table-row table:style-name="ro1">
          <table:table-cell office:value-type="string" calcext:value-type="string">
            <text:p>Scouting Lioness.NEF</text:p>
          </table:table-cell>
          <table:table-cell office:value-type="string" calcext:value-type="string">
            <text:p>Scouting Lioness</text:p>
          </table:table-cell>
          <table:table-cell office:value-type="string" calcext:value-type="string">
            <text:p>This lioness was a little bit isolated from her pride but they were not too far away. It was just the long grasses that hide them so well when they are hunting that prevented me from photographing the others.</text:p>
          </table:table-cell>
          <table:table-cell office:value-type="string" calcext:value-type="string">
            <text:p>Adrian, Adrian O Brien, Adrian O' Brien, Adrian O'Brien, Animals, Brien, Cats, Kruger, Monkeys, National, O' Brien, O'Brien, OBrien, Park, Predator, South Africa, Wildlife chasing, chasing, chasing wildlife, chasingwildlife, lion, nature, wildlifechasing</text:p>
          </table:table-cell>
          <table:table-cell table:number-columns-repeated="4"/>
          <table:table-cell office:value-type="string" calcext:value-type="string">
            <text:p>25/11/2018 06:39:17</text:p>
          </table:table-cell>
          <table:table-cell office:value-type="string" calcext:value-type="string">
            <text:p>4450 x 2967</text:p>
          </table:table-cell>
        </table:table-row>
        <table:table-row table:style-name="ro1">
          <table:table-cell office:value-type="string" calcext:value-type="string">
            <text:p>Langur Portrait.NEF</text:p>
          </table:table-cell>
          <table:table-cell office:value-type="string" calcext:value-type="string">
            <text:p>Langur Portrait</text:p>
          </table:table-cell>
          <table:table-cell office:value-type="string" calcext:value-type="string">
            <text:p>The black-faced langur is very common in India. I went on a tiger safari but came back with way more photos of monkeys than of the big cats. These guys are especially photogenic in the last of the evening light when they gather in family groups to socialise.</text:p>
          </table:table-cell>
          <table:table-cell office:value-type="string" calcext:value-type="string">
            <text:p>Adrian, Adrian O Brien, Adrian O' Brien, Adrian O'Brien, Animals, Brien, India, Kanha, Monkeys, National, O' Brien, O'Brien, OBrien, Park, Wildlife chasing, chasing, chasing wildlife, chasingwildlife, mammal, monkey, nature, wildlifechasing</text:p>
          </table:table-cell>
          <table:table-cell table:number-columns-repeated="4"/>
          <table:table-cell office:value-type="string" calcext:value-type="string">
            <text:p>03/04/2019 13:56:57</text:p>
          </table:table-cell>
          <table:table-cell office:value-type="string" calcext:value-type="string">
            <text:p>2250 x 2250</text:p>
          </table:table-cell>
        </table:table-row>
        <table:table-row table:style-name="ro1">
          <table:table-cell office:value-type="string" calcext:value-type="string">
            <text:p>Contemplating Langur.NEF</text:p>
          </table:table-cell>
          <table:table-cell office:value-type="string" calcext:value-type="string">
            <text:p>Contemplating Langur</text:p>
          </table:table-cell>
          <table:table-cell office:value-type="string" calcext:value-type="string">
            <text:p>I am not a fan of anthropomorising in general but when it comes to monkeys it is so easy to see human emotions and feelings in them.</text:p>
          </table:table-cell>
          <table:table-cell office:value-type="string" calcext:value-type="string">
            <text:p>Adrian, Adrian O Brien, Adrian O' Brien, Adrian O'Brien, Animals, Brien, India, Kanha, Monkeys, National, O' Brien, O'Brien, OBrien, Park, Wildlife chasing, chasing, chasing wildlife, chasingwildlife, mammal, monkey, nature, wildlifechasing</text:p>
          </table:table-cell>
          <table:table-cell table:number-columns-repeated="4"/>
          <table:table-cell office:value-type="string" calcext:value-type="string">
            <text:p>05/04/2019 13:56:30</text:p>
          </table:table-cell>
          <table:table-cell office:value-type="string" calcext:value-type="string">
            <text:p>3229 x 4844</text:p>
          </table:table-cell>
        </table:table-row>
        <table:table-row table:style-name="ro1">
          <table:table-cell office:value-type="string" calcext:value-type="string">
            <text:p>Spotted Deer in Tall Grass.NEF</text:p>
          </table:table-cell>
          <table:table-cell office:value-type="string" calcext:value-type="string">
            <text:p>Spotted Deer in Tall Grass</text:p>
          </table:table-cell>
          <table:table-cell office:value-type="string" calcext:value-type="string">
            <text:p>Tigers hide really well in the long grasses of India. It is quite difficult to find them when on safari. Their prey is obviously way more numerous and so a lot easier to find.</text:p>
          </table:table-cell>
          <table:table-cell office:value-type="string" calcext:value-type="string">
            <text:p>Adrian, Adrian O Brien, Adrian O' Brien, Adrian O'Brien, Animals, Brien, India, Kanha, National, O' Brien, O'Brien, OBrien, Park, Wildlife chasing, chasing, chasing wildlife, chasingwildlife, nature, wildlifechasing</text:p>
          </table:table-cell>
          <table:table-cell table:number-columns-repeated="4"/>
          <table:table-cell office:value-type="string" calcext:value-type="string">
            <text:p>06/04/2019 13:02:44</text:p>
          </table:table-cell>
          <table:table-cell office:value-type="string" calcext:value-type="string">
            <text:p>4476 x 2984</text:p>
          </table:table-cell>
        </table:table-row>
        <table:table-row table:style-name="ro1">
          <table:table-cell office:value-type="string" calcext:value-type="string">
            <text:p>Sambar Deer in the Jungle.NEF</text:p>
          </table:table-cell>
          <table:table-cell office:value-type="string" calcext:value-type="string">
            <text:p>Sambar Deer in the Jungle</text:p>
          </table:table-cell>
          <table:table-cell office:value-type="string" calcext:value-type="string">
            <text:p>Sambar Deer are so much easier to find that the tigers that prey on them. While the goal of a tiger safari might be to see the big cat, there is a lot of excitement in finding one of its prey animals. It reminds you that there could be a tiger waiting in the undergrowth ready to pounce.</text:p>
          </table:table-cell>
          <table:table-cell office:value-type="string" calcext:value-type="string">
            <text:p>Adrian, Adrian O Brien, Adrian O' Brien, Adrian O'Brien, Animals, Brien, India, Kanha, National, O' Brien, O'Brien, OBrien, Park, Wildlife chasing, chasing, chasing wildlife, chasingwildlife, mammal, nature, wildlifechasing</text:p>
          </table:table-cell>
          <table:table-cell table:number-columns-repeated="4"/>
          <table:table-cell office:value-type="string" calcext:value-type="string">
            <text:p>06/04/2019 13:14:07</text:p>
          </table:table-cell>
          <table:table-cell office:value-type="string" calcext:value-type="string">
            <text:p>6016 x 4011</text:p>
          </table:table-cell>
        </table:table-row>
        <table:table-row table:style-name="ro1">
          <table:table-cell office:value-type="string" calcext:value-type="string">
            <text:p>Leopard Portrait.NEF</text:p>
          </table:table-cell>
          <table:table-cell office:value-type="string" calcext:value-type="string">
            <text:p>Leopard Portrait</text:p>
          </table:table-cell>
          <table:table-cell office:value-type="string" calcext:value-type="string">
            <text:p>Leopards are probably the most difficult to see of the big cats. They hide and camouflage themselves so well. However given the warning calls of the monkeys and deer we were led to this beautiful specimen hiding carefully in the bush.</text:p>
          </table:table-cell>
          <table:table-cell office:value-type="string" calcext:value-type="string">
            <text:p>Adrian, Adrian O Brien, Adrian O' Brien, Adrian O'Brien, Animals, Brien, Cats, India, Kanha, Leopard, National, O' Brien, O'Brien, OBrien, Park, Predator, Wildlife chasing, chasing, chasing wildlife, chasingwildlife, mammal, nature, wildlifechasing</text:p>
          </table:table-cell>
          <table:table-cell table:number-columns-repeated="4"/>
          <table:table-cell office:value-type="string" calcext:value-type="string">
            <text:p>06/04/2019 14:27:56</text:p>
          </table:table-cell>
          <table:table-cell office:value-type="string" calcext:value-type="string">
            <text:p>2708 x 2708</text:p>
          </table:table-cell>
        </table:table-row>
        <table:table-row table:style-name="ro1">
          <table:table-cell office:value-type="string" calcext:value-type="string">
            <text:p>Female Indian Robin.NEF</text:p>
          </table:table-cell>
          <table:table-cell office:value-type="string" calcext:value-type="string">
            <text:p>Female Indian Robin</text:p>
          </table:table-cell>
          <table:table-cell office:value-type="string" calcext:value-type="string">
            <text:p>It is amazing where you will find wildlife sometimes. In the bare stone fort of Gwalior I came across this female Indian robin. I would have thought there wasn't much there for her but there was quite a lot of other birds living among the sterile looking stone walls. Obviously there was more to feed on than what was obviously visible to my eye.</text:p>
          </table:table-cell>
          <table:table-cell office:value-type="string" calcext:value-type="string">
            <text:p>Adrian, Adrian O Brien, Adrian O' Brien, Adrian O'Brien, Animals, Birds, Brien, India, O' Brien, O'Brien, OBrien, Wildlife chasing, chasing, chasing wildlife, chasingwildlife, nature, wildlifechasing</text:p>
          </table:table-cell>
          <table:table-cell table:number-columns-repeated="4"/>
          <table:table-cell office:value-type="string" calcext:value-type="string">
            <text:p>08/04/2019 12:59:43</text:p>
          </table:table-cell>
          <table:table-cell office:value-type="string" calcext:value-type="string">
            <text:p>4886 x 3258</text:p>
          </table:table-cell>
        </table:table-row>
        <table:table-row table:style-name="ro1">
          <table:table-cell office:value-type="string" calcext:value-type="string">
            <text:p>Rose Ringed Parakeet on Take Off.NEF</text:p>
          </table:table-cell>
          <table:table-cell office:value-type="string" calcext:value-type="string">
            <text:p>Rose Ringed Parakeet on Take Off</text:p>
          </table:table-cell>
          <table:table-cell office:value-type="string" calcext:value-type="string">
            <text:p>The rose ringed parakeet is famous for being wild in London. In India though it is relatively common. Getting a bird in flight is still difficult, despite the numbers.</text:p>
          </table:table-cell>
          <table:table-cell office:value-type="string" calcext:value-type="string">
            <text:p>Adrian, Adrian O Brien, Adrian O' Brien, Adrian O'Brien, Animals, Bird, Birds, Brien, India, O' Brien, O'Brien, OBrien, Wildlife chasing, chasing, chasing wildlife, chasingwildlife, flight, in, nature, rose ringed parakeet, wildlifechasing</text:p>
          </table:table-cell>
          <table:table-cell table:number-columns-repeated="4"/>
          <table:table-cell office:value-type="string" calcext:value-type="string">
            <text:p>11/04/2019 16:19:28</text:p>
          </table:table-cell>
          <table:table-cell office:value-type="string" calcext:value-type="string">
            <text:p>4144 x 2763</text:p>
          </table:table-cell>
        </table:table-row>
        <table:table-row table:style-name="ro1">
          <table:table-cell office:value-type="string" calcext:value-type="string">
            <text:p>Fly in a Blossom.NEF</text:p>
          </table:table-cell>
          <table:table-cell office:value-type="string" calcext:value-type="string">
            <text:p>Fly in a Blossom</text:p>
          </table:table-cell>
          <table:table-cell office:value-type="string" calcext:value-type="string">
            <text:p>Macro photography is getting easier and easier and is a great way of reminding people of the importance of our pollinators. Flies are as important as bees and don't need to be indiscriminately killed.</text:p>
          </table:table-cell>
          <table:table-cell office:value-type="string" calcext:value-type="string">
            <text:p>Adrian, Adrian O Brien, Adrian O' Brien, Adrian O'Brien, Animals, Austria, Brien, Insect, O' Brien, O'Brien, OBrien, Wildlife chasing, chasing, chasing wildlife, chasingwildlife, nature, wildlifechasing</text:p>
          </table:table-cell>
          <table:table-cell table:number-columns-repeated="4"/>
          <table:table-cell office:value-type="string" calcext:value-type="string">
            <text:p>11/08/2019 16:14:15</text:p>
          </table:table-cell>
          <table:table-cell office:value-type="string" calcext:value-type="string">
            <text:p>3019 x 2012</text:p>
          </table:table-cell>
        </table:table-row>
        <table:table-row table:style-name="ro1">
          <table:table-cell office:value-type="string" calcext:value-type="string">
            <text:p>Feeding and Polinating Fly.NEF</text:p>
          </table:table-cell>
          <table:table-cell office:value-type="string" calcext:value-type="string">
            <text:p>Feeding and Polinating Fly</text:p>
          </table:table-cell>
          <table:table-cell office:value-type="string" calcext:value-type="string">
            <text:p>Close up photos of flies and insects can bring us into a new world. Modern technology could help remind us of the importance of our pollinators.</text:p>
          </table:table-cell>
          <table:table-cell office:value-type="string" calcext:value-type="string">
            <text:p>Adrian, Adrian O Brien, Adrian O' Brien, Adrian O'Brien, Animals, Austria, Brien, Insect, O' Brien, O'Brien, OBrien, Wildlife chasing, chasing, chasing wildlife, chasingwildlife, nature, wildlifechasing</text:p>
          </table:table-cell>
          <table:table-cell table:number-columns-repeated="4"/>
          <table:table-cell office:value-type="string" calcext:value-type="string">
            <text:p>11/08/2019 16:14:21</text:p>
          </table:table-cell>
          <table:table-cell office:value-type="string" calcext:value-type="string">
            <text:p>3322 x 2215</text:p>
          </table:table-cell>
        </table:table-row>
        <table:table-row table:style-name="ro1">
          <table:table-cell office:value-type="string" calcext:value-type="string">
            <text:p>Wary Brown Bear.NEF</text:p>
          </table:table-cell>
          <table:table-cell office:value-type="string" calcext:value-type="string">
            <text:p>Wary Brown Bear</text:p>
          </table:table-cell>
          <table:table-cell office:value-type="string" calcext:value-type="string">
            <text:p>While this mother was feeding she kept one eye out all the time as her three cubs were with her. Despite a lot of protection in Slovenia the bears are still very wary of human contact.</text:p>
          </table:table-cell>
          <table:table-cell office:value-type="string" calcext:value-type="string">
            <text:p>Adrian, Adrian O Brien, Adrian O' Brien, Adrian O'Brien, Animals, Bear, Brien, O' Brien, O'Brien, OBrien, Slovenia, Wildlife chasing, brown bear, chasing, chasing wildlife, chasingwildlife, nature, wildlifechasing</text:p>
          </table:table-cell>
          <table:table-cell table:number-columns-repeated="4"/>
          <table:table-cell office:value-type="string" calcext:value-type="string">
            <text:p>05/10/2019 14:28:19</text:p>
          </table:table-cell>
          <table:table-cell office:value-type="string" calcext:value-type="string">
            <text:p>4238 x 2825</text:p>
          </table:table-cell>
        </table:table-row>
        <table:table-row table:style-name="ro1">
          <table:table-cell office:value-type="string" calcext:value-type="string">
            <text:p>Brown Bear Portrait.NEF</text:p>
          </table:table-cell>
          <table:table-cell office:value-type="string" calcext:value-type="string">
            <text:p>Brown Bear Portrait</text:p>
          </table:table-cell>
          <table:table-cell office:value-type="string" calcext:value-type="string">
            <text:p>The brown bear is not so common in Europe any more but their numbers are increasing due to a huge reduction in hunting and an increase in photographic hides in areas frequented by the bears.</text:p>
          </table:table-cell>
          <table:table-cell office:value-type="string" calcext:value-type="string">
            <text:p>Adrian, Adrian O Brien, Adrian O' Brien, Adrian O'Brien, Animals, Bear, Brien, O' Brien, O'Brien, OBrien, Slovenia, Wildlife chasing, brown bear, chasing, chasing wildlife, chasingwildlife, mammal, nature, wildlifechasing</text:p>
          </table:table-cell>
          <table:table-cell table:number-columns-repeated="4"/>
          <table:table-cell office:value-type="string" calcext:value-type="string">
            <text:p>05/10/2019 14:47:19</text:p>
          </table:table-cell>
          <table:table-cell office:value-type="string" calcext:value-type="string">
            <text:p>2944 x 2944</text:p>
          </table:table-cell>
        </table:table-row>
        <table:table-row table:style-name="ro1">
          <table:table-cell office:value-type="string" calcext:value-type="string">
            <text:p>Immature Brown Bear.NEF</text:p>
          </table:table-cell>
          <table:table-cell office:value-type="string" calcext:value-type="string">
            <text:p>Immature Brown Bear</text:p>
          </table:table-cell>
          <table:table-cell office:value-type="string" calcext:value-type="string">
            <text:p>I met my first bears in Canada by chance. However the thrill of seeing bears in Europe was so much more, knowing how much they are threatened by years of over population. This Slovenian bear was part of a family well known to the locals, who get fed grain regularly to prevent them wandering down into villages.</text:p>
          </table:table-cell>
          <table:table-cell office:value-type="string" calcext:value-type="string">
            <text:p>Adrian, Adrian O Brien, Adrian O' Brien, Adrian O'Brien, Animals, Bear, Brien, O' Brien, O'Brien, OBrien, Slovenia, Wildlife chasing, brown bear, chasing, chasing wildlife, chasingwildlife, mammal, nature, wildlifechasing</text:p>
          </table:table-cell>
          <table:table-cell table:number-columns-repeated="4"/>
          <table:table-cell office:value-type="string" calcext:value-type="string">
            <text:p>05/10/2019 14:58:39</text:p>
          </table:table-cell>
          <table:table-cell office:value-type="string" calcext:value-type="string">
            <text:p>4222 x 2815</text:p>
          </table:table-cell>
        </table:table-row>
        <table:table-row table:style-name="ro1">
          <table:table-cell office:value-type="string" calcext:value-type="string">
            <text:p>Brown Bear Portrait 2.NEF</text:p>
          </table:table-cell>
          <table:table-cell office:value-type="string" calcext:value-type="string">
            <text:p>Brown Bear Portrait 2</text:p>
          </table:table-cell>
          <table:table-cell office:value-type="string" calcext:value-type="string">
            <text:p>All I can say is that if I was a bear the number of insects would really annoy me regardless of the thick fur.</text:p>
          </table:table-cell>
          <table:table-cell office:value-type="string" calcext:value-type="string">
            <text:p>Adrian, Adrian O Brien, Adrian O' Brien, Adrian O'Brien, Animals, Bear, Brien, O' Brien, O'Brien, OBrien, Slovenia, Wildlife chasing, brown bear, chasing, chasing wildlife, chasingwildlife, mammal, nature, wildlifechasing</text:p>
          </table:table-cell>
          <table:table-cell table:number-columns-repeated="4"/>
          <table:table-cell office:value-type="string" calcext:value-type="string">
            <text:p>05/10/2019 15:04:59</text:p>
          </table:table-cell>
          <table:table-cell office:value-type="string" calcext:value-type="string">
            <text:p>3687 x 3687</text:p>
          </table:table-cell>
        </table:table-row>
        <table:table-row table:style-name="ro1">
          <table:table-cell office:value-type="string" calcext:value-type="string">
            <text:p>Flirting Swans.NEF</text:p>
          </table:table-cell>
          <table:table-cell office:value-type="string" calcext:value-type="string">
            <text:p>Flirting Swans</text:p>
          </table:table-cell>
          <table:table-cell office:value-type="string" calcext:value-type="string">
            <text:p>This shot might be a bit of a cliché, but the glow of the morning sun coming through the fog on Chiemsee in Bavaria really adds a special atmosphere.</text:p>
          </table:table-cell>
          <table:table-cell office:value-type="string" calcext:value-type="string">
            <text:p>Adrian, Adrian O Brien, Adrian O' Brien, Adrian O'Brien, Animals, Bird, Brien, Germany, O' Brien, O'Brien, OBrien, Wildlife chasing, chasing, chasing wildlife, chasingwildlife, nature, wildlifechasing</text:p>
          </table:table-cell>
          <table:table-cell table:number-columns-repeated="4"/>
          <table:table-cell office:value-type="string" calcext:value-type="string">
            <text:p>26/10/2019 08:07:38</text:p>
          </table:table-cell>
          <table:table-cell office:value-type="string" calcext:value-type="string">
            <text:p>3095 x 2064</text:p>
          </table:table-cell>
        </table:table-row>
        <table:table-row table:style-name="ro1">
          <table:table-cell office:value-type="string" calcext:value-type="string">
            <text:p>Close up with a Fly.NEF</text:p>
          </table:table-cell>
          <table:table-cell office:value-type="string" calcext:value-type="string">
            <text:p>Close up with a Fly</text:p>
          </table:table-cell>
          <table:table-cell office:value-type="string" calcext:value-type="string">
            <text:p>I find the eyes of flies so fascinating. There is something about them that makes them so compelling in an image even though they are so different from our own. The eye of any animal is important in a wildlife photo but for some reason I find myself equally drawn to fly eyes as much as those of mammals or birds.</text:p>
          </table:table-cell>
          <table:table-cell office:value-type="string" calcext:value-type="string">
            <text:p>Adrian, Adrian O Brien, Adrian O' Brien, Adrian O'Brien, Animals, Brien, Costa Rica, Insect, O' Brien, O'Brien, OBrien, Wildlife chasing, chasing, chasing wildlife, chasingwildlife, nature, wildlifechasing</text:p>
          </table:table-cell>
          <table:table-cell table:number-columns-repeated="4"/>
          <table:table-cell office:value-type="string" calcext:value-type="string">
            <text:p>21/11/2019 21:02:32</text:p>
          </table:table-cell>
          <table:table-cell office:value-type="string" calcext:value-type="string">
            <text:p>2236 x 1789</text:p>
          </table:table-cell>
        </table:table-row>
        <table:table-row table:style-name="ro1">
          <table:table-cell office:value-type="string" calcext:value-type="string">
            <text:p>Cricket on Leaves.NEF</text:p>
          </table:table-cell>
          <table:table-cell office:value-type="string" calcext:value-type="string">
            <text:p>Cricket on Leaves</text:p>
          </table:table-cell>
          <table:table-cell office:value-type="string" calcext:value-type="string">
            <text:p>Night time jungle walks are the best when it comes to seeing species. However they aren't as good for photographs. Sometimes though a cricket will stay still long enough.</text:p>
          </table:table-cell>
          <table:table-cell office:value-type="string" calcext:value-type="string">
            <text:p>Adrian, Adrian O Brien, Adrian O' Brien, Adrian O'Brien, Animals, Brien, Costa Rica, Insect, O' Brien, O'Brien, OBrien, Wildlife chasing, chasing, chasing wildlife, chasingwildlife, nature, wildlifechasing</text:p>
          </table:table-cell>
          <table:table-cell table:number-columns-repeated="4"/>
          <table:table-cell office:value-type="string" calcext:value-type="string">
            <text:p>22/11/2019 02:59:57</text:p>
          </table:table-cell>
          <table:table-cell office:value-type="string" calcext:value-type="string">
            <text:p>2511 x 3138</text:p>
          </table:table-cell>
        </table:table-row>
        <table:table-row table:style-name="ro1">
          <table:table-cell office:value-type="string" calcext:value-type="string">
            <text:p>Feeding Capuchin Monkey.NEF</text:p>
          </table:table-cell>
          <table:table-cell office:value-type="string" calcext:value-type="string">
            <text:p>Feeding Capuchin Monkey</text:p>
          </table:table-cell>
          <table:table-cell office:value-type="string" calcext:value-type="string">
            <text:p>The capuchin monkeys of Costa Rica are easy to find. Not so easy to capture with a camera. They move quickly and don't stay still for long. Getting this guy eating was lucky as he stayed a bit longer to allow me to get the image.</text:p>
          </table:table-cell>
          <table:table-cell office:value-type="string" calcext:value-type="string">
            <text:p>Adrian, Adrian O Brien, Adrian O' Brien, Adrian O'Brien, Animals, Brien, Costa Rica, Monkeys, O' Brien, O'Brien, OBrien, Wildlife chasing, chasing, chasing wildlife, chasingwildlife, mammal, monkey, nature, wildlifechasing</text:p>
          </table:table-cell>
          <table:table-cell table:number-columns-repeated="4"/>
          <table:table-cell office:value-type="string" calcext:value-type="string">
            <text:p>22/11/2019 17:35:06</text:p>
          </table:table-cell>
          <table:table-cell office:value-type="string" calcext:value-type="string">
            <text:p>3553 x 5329</text:p>
          </table:table-cell>
        </table:table-row>
        <table:table-row table:style-name="ro1">
          <table:table-cell office:value-type="string" calcext:value-type="string">
            <text:p>Watchful Capuchin Monkey.NEF</text:p>
          </table:table-cell>
          <table:table-cell office:value-type="string" calcext:value-type="string">
            <text:p>Watchful Capuchin Monkey</text:p>
          </table:table-cell>
          <table:table-cell office:value-type="string" calcext:value-type="string">
            <text:p>In Manuel Antonio National Park I met a group of capuchin monkeys and this watchful mother. Even though it is one of the busiest parks with tons of people this band were willing to feed near to the pathways and so gave me plenty of photo opportunities.</text:p>
          </table:table-cell>
          <table:table-cell office:value-type="string" calcext:value-type="string">
            <text:p>Adrian, Adrian O Brien, Adrian O' Brien, Adrian O'Brien, Animals, Brien, Costa Rica, Monkeys, O' Brien, O'Brien, OBrien, Wildlife chasing, chasing, chasing wildlife, chasingwildlife, mammal, monkey, nature, wildlifechasing</text:p>
          </table:table-cell>
          <table:table-cell table:number-columns-repeated="4"/>
          <table:table-cell office:value-type="string" calcext:value-type="string">
            <text:p>22/11/2019 17:38:26</text:p>
          </table:table-cell>
          <table:table-cell office:value-type="string" calcext:value-type="string">
            <text:p>3885 x 4856</text:p>
          </table:table-cell>
        </table:table-row>
        <table:table-row table:style-name="ro1">
          <table:table-cell office:value-type="string" calcext:value-type="string">
            <text:p>Black-throated Trogon.NEF</text:p>
          </table:table-cell>
          <table:table-cell office:value-type="string" calcext:value-type="string">
            <text:p>Black-throated Trogon</text:p>
          </table:table-cell>
          <table:table-cell office:value-type="string" calcext:value-type="string">
            <text:p>Bird life in the jungles of Costa Rica is amazing. I am a photographer not a twitcher but I was still in thrall of the huge number of species I managed to see.</text:p>
          </table:table-cell>
          <table:table-cell office:value-type="string" calcext:value-type="string">
            <text:p>Adrian, Adrian O Brien, Adrian O' Brien, Adrian O'Brien, Animals, Birds, Brien, Costa Rica, O' Brien, O'Brien, OBrien, Wildlife chasing, chasing, chasing wildlife, chasingwildlife, jungle, nature, wildlifechasing</text:p>
          </table:table-cell>
          <table:table-cell table:number-columns-repeated="4"/>
          <table:table-cell office:value-type="string" calcext:value-type="string">
            <text:p>25/11/2019 16:06:56</text:p>
          </table:table-cell>
          <table:table-cell office:value-type="string" calcext:value-type="string">
            <text:p>5205 x 3470</text:p>
          </table:table-cell>
        </table:table-row>
        <table:table-row table:style-name="ro1">
          <table:table-cell office:value-type="string" calcext:value-type="string">
            <text:p>Female Black-throated Trogon.NEF</text:p>
          </table:table-cell>
          <table:table-cell office:value-type="string" calcext:value-type="string">
            <text:p>Female Black-throated Trogon</text:p>
          </table:table-cell>
          <table:table-cell office:value-type="string" calcext:value-type="string">
            <text:p>Costa Rica is a bird watcher's paradise. There are so many species and many of them are endemic. I just like to photograph the pretty ones.</text:p>
          </table:table-cell>
          <table:table-cell office:value-type="string" calcext:value-type="string">
            <text:p>Adrian, Adrian O Brien, Adrian O' Brien, Adrian O'Brien, Animals, Birds, Brien, Costa Rica, O' Brien, O'Brien, OBrien, Wildlife chasing, chasing, chasing wildlife, chasingwildlife, jungle, mammal, monkey, nature, wildlifechasing</text:p>
          </table:table-cell>
          <table:table-cell table:number-columns-repeated="4"/>
          <table:table-cell office:value-type="string" calcext:value-type="string">
            <text:p>25/11/2019 17:22:12</text:p>
          </table:table-cell>
          <table:table-cell office:value-type="string" calcext:value-type="string">
            <text:p>4513 x 3009</text:p>
          </table:table-cell>
        </table:table-row>
        <table:table-row table:style-name="ro1">
          <table:table-cell office:value-type="string" calcext:value-type="string">
            <text:p>Spider Monkey Foraging.NEF</text:p>
          </table:table-cell>
          <table:table-cell office:value-type="string" calcext:value-type="string">
            <text:p>Spider Monkey Foraging</text:p>
          </table:table-cell>
          <table:table-cell office:value-type="string" calcext:value-type="string">
            <text:p>The canopy of the Costa Rican Jungle is full of life. Spider Monkeys are everywhere but it is hard to find them, when they aren't hiding behind leaves.</text:p>
          </table:table-cell>
          <table:table-cell office:value-type="string" calcext:value-type="string">
            <text:p>Adrian, Adrian O Brien, Adrian O' Brien, Adrian O'Brien, Animals, Brien, Costa Rica, Monkeys, O' Brien, O'Brien, OBrien, Wildlife chasing, chasing, chasing wildlife, chasingwildlife, jungle, mammal, monkey, nature, spider monkey, wildlifechasing</text:p>
          </table:table-cell>
          <table:table-cell table:number-columns-repeated="4"/>
          <table:table-cell office:value-type="string" calcext:value-type="string">
            <text:p>25/11/2019 19:24:00</text:p>
          </table:table-cell>
          <table:table-cell office:value-type="string" calcext:value-type="string">
            <text:p>6016 x 4011</text:p>
          </table:table-cell>
        </table:table-row>
        <table:table-row table:style-name="ro1">
          <table:table-cell office:value-type="string" calcext:value-type="string">
            <text:p>Spider Monkey Portrait (crop).NEF</text:p>
          </table:table-cell>
          <table:table-cell office:value-type="string" calcext:value-type="string">
            <text:p>Spider Monkey Portrait (crop)</text:p>
          </table:table-cell>
          <table:table-cell office:value-type="string" calcext:value-type="string">
            <text:p>This spider monkey in Corcovado National Park was kind enough to come down to my level. Mostly they feed up in the canopy but this one was a bit closer at hand.</text:p>
          </table:table-cell>
          <table:table-cell office:value-type="string" calcext:value-type="string">
            <text:p>Adrian, Adrian O Brien, Adrian O' Brien, Adrian O'Brien, Animals, Brien, Costa Rica, Monkeys, O' Brien, O'Brien, OBrien, Wildlife chasing, chasing, chasing wildlife, chasingwildlife, jungle, mammal, monkey, nature, spider monkey, wildlifechasing</text:p>
          </table:table-cell>
          <table:table-cell table:number-columns-repeated="4"/>
          <table:table-cell office:value-type="string" calcext:value-type="string">
            <text:p>25/11/2019 19:26:04</text:p>
          </table:table-cell>
          <table:table-cell office:value-type="string" calcext:value-type="string">
            <text:p>2341 x 2341</text:p>
          </table:table-cell>
        </table:table-row>
        <table:table-row table:style-name="ro1">
          <table:table-cell office:value-type="string" calcext:value-type="string">
            <text:p>Spider Monkey in Corcovado.NEF</text:p>
          </table:table-cell>
          <table:table-cell office:value-type="string" calcext:value-type="string">
            <text:p>Spider Monkey on Alert</text:p>
          </table:table-cell>
          <table:table-cell office:value-type="string" calcext:value-type="string">
            <text:p>Spending time with spider monkeys in the jungle is a joy. They are just such curious creatures and if you aren't threatening will just watch you while you eat.</text:p>
          </table:table-cell>
          <table:table-cell office:value-type="string" calcext:value-type="string">
            <text:p>Adrian, Adrian O Brien, Adrian O' Brien, Adrian O'Brien, Animals, Brien, Costa Rica, Monkeys, O' Brien, O'Brien, OBrien, Wildlife chasing, chasing, chasing wildlife, chasingwildlife, jungle, mammal, monkey, nature, spider monkey, wildlifechasing</text:p>
          </table:table-cell>
          <table:table-cell table:number-columns-repeated="4"/>
          <table:table-cell office:value-type="string" calcext:value-type="string">
            <text:p>25/11/2019 19:26:31</text:p>
          </table:table-cell>
          <table:table-cell office:value-type="string" calcext:value-type="string">
            <text:p>3646 x 2431</text:p>
          </table:table-cell>
        </table:table-row>
        <table:table-row table:style-name="ro1">
          <table:table-cell office:value-type="string" calcext:value-type="string">
            <text:p>PrintGalleryImage (130 of 139).NEF</text:p>
          </table:table-cell>
          <table:table-cell office:value-type="string" calcext:value-type="string">
            <text:p>Hummingbird on a Perch Portrait</text:p>
          </table:table-cell>
          <table:table-cell office:value-type="string" calcext:value-type="string">
            <text:p>The forests of Costa Rica are full of hummingbirds. These beautiful feathered creatures are somewhat treasured by the local population and often have sugar water feeders put out for them the way we put out seeds and nuts in Europe.</text:p>
          </table:table-cell>
          <table:table-cell office:value-type="string" calcext:value-type="string">
            <text:p>Adrian, Adrian O Brien, Adrian O' Brien, Adrian O'Brien, Animals, Bird, Birds, Brien, Costa Rica, Hummingbird, O' Brien, O'Brien, OBrien, Wildlife chasing, chasing, chasing wildlife, chasingwildlife, flight, in, nature, wildlifechasing</text:p>
          </table:table-cell>
          <table:table-cell table:number-columns-repeated="4"/>
          <table:table-cell office:value-type="string" calcext:value-type="string">
            <text:p>27/11/2019 19:54:12</text:p>
          </table:table-cell>
          <table:table-cell office:value-type="string" calcext:value-type="string">
            <text:p>2345 x 2345</text:p>
          </table:table-cell>
        </table:table-row>
        <table:table-row table:style-name="ro1">
          <table:table-cell office:value-type="string" calcext:value-type="string">
            <text:p>Scintillant Humming Bird.NEF</text:p>
          </table:table-cell>
          <table:table-cell office:value-type="string" calcext:value-type="string">
            <text:p>Scintillant Humming Bird</text:p>
          </table:table-cell>
          <table:table-cell office:value-type="string" calcext:value-type="string">
            <text:p>I was hoping for a photo or two of a hummingbird before going to Costa Rica. Just because the photos look effortlessly good. However I got so many that I know know they take no effort at all.</text:p>
          </table:table-cell>
          <table:table-cell office:value-type="string" calcext:value-type="string">
            <text:p>Costa Rica</text:p>
          </table:table-cell>
          <table:table-cell table:number-columns-repeated="4"/>
          <table:table-cell office:value-type="string" calcext:value-type="string">
            <text:p>27/11/2019 20:07:10</text:p>
          </table:table-cell>
          <table:table-cell office:value-type="string" calcext:value-type="string">
            <text:p>6016 x 4016</text:p>
          </table:table-cell>
        </table:table-row>
        <table:table-row table:style-name="ro1">
          <table:table-cell office:value-type="string" calcext:value-type="string">
            <text:p>Female White-throated Hummingbird.NEF</text:p>
          </table:table-cell>
          <table:table-cell office:value-type="string" calcext:value-type="string">
            <text:p>Female White-throated Hummingbird</text:p>
          </table:table-cell>
          <table:table-cell office:value-type="string" calcext:value-type="string">
            <text:p>The cloud forest of San Gerardo de Dota just South of San Jose is better known for the symbol of Central American birds, the Quetzal. However these are less easy to photograph and I didn't manage print worth images. However there were many hummingbirds to make up for it.</text:p>
          </table:table-cell>
          <table:table-cell office:value-type="string" calcext:value-type="string">
            <text:p>Adrian, Adrian O Brien, Adrian O' Brien, Adrian O'Brien, Animals, Bird, Birds, Brien, Costa Rica, Hummingbird, O' Brien, O'Brien, OBrien, Wildlife chasing, chasing, chasing wildlife, chasingwildlife, flight, in, nature, wildlifechasing</text:p>
          </table:table-cell>
          <table:table-cell table:number-columns-repeated="4"/>
          <table:table-cell office:value-type="string" calcext:value-type="string">
            <text:p>27/11/2019 20:08:01</text:p>
          </table:table-cell>
          <table:table-cell office:value-type="string" calcext:value-type="string">
            <text:p>2053 x 3079</text:p>
          </table:table-cell>
        </table:table-row>
        <table:table-row table:style-name="ro1">
          <table:table-cell office:value-type="string" calcext:value-type="string">
            <text:p>Green Violet Ear Hummingbird.NEF</text:p>
          </table:table-cell>
          <table:table-cell office:value-type="string" calcext:value-type="string">
            <text:p>Green Violet Ear Hummingbird</text:p>
          </table:table-cell>
          <table:table-cell office:value-type="string" calcext:value-type="string">
            <text:p>Hummingbirds are every photographers dream bird to photograph. The scaly feathers stand out so well in a photo and getting one in flight is actually easier than you might imagine as they hover quite a lot instead of flying.</text:p>
          </table:table-cell>
          <table:table-cell office:value-type="string" calcext:value-type="string">
            <text:p>Adrian, Adrian O Brien, Adrian O' Brien, Adrian O'Brien, Animals, Bird, Birds, Brien, Costa Rica, Hummingbird, O' Brien, O'Brien, OBrien, Wildlife chasing, chasing, chasing wildlife, chasingwildlife, flight, in, nature, wildlifechasing</text:p>
          </table:table-cell>
          <table:table-cell table:number-columns-repeated="4"/>
          <table:table-cell office:value-type="string" calcext:value-type="string">
            <text:p>27/11/2019 20:21:29</text:p>
          </table:table-cell>
          <table:table-cell office:value-type="string" calcext:value-type="string">
            <text:p>2820 x 2820</text:p>
          </table:table-cell>
        </table:table-row>
        <table:table-row table:style-name="ro1">
          <table:table-cell office:value-type="string" calcext:value-type="string">
            <text:p>Flame Coloured Tanager.NEF</text:p>
          </table:table-cell>
          <table:table-cell office:value-type="string" calcext:value-type="string">
            <text:p>Flame Coloured Tanager</text:p>
          </table:table-cell>
          <table:table-cell office:value-type="string" calcext:value-type="string">
            <text:p>There are so many birds in Costa Rica that photographing them is just a joy. Find a perch and focus on it, a bird will land in no time. In this case it was a flame coloured tanager.</text:p>
          </table:table-cell>
          <table:table-cell office:value-type="string" calcext:value-type="string">
            <text:p>Adrian, Adrian O Brien, Adrian O' Brien, Adrian O'Brien, Animals, Bird, Birds, Brien, Costa Rica, O' Brien, O'Brien, OBrien, Wildlife chasing, chasing, chasing wildlife, chasingwildlife, nature, wildlifechasing</text:p>
          </table:table-cell>
          <table:table-cell table:number-columns-repeated="4"/>
          <table:table-cell office:value-type="string" calcext:value-type="string">
            <text:p>27/11/2019 20:36:38</text:p>
          </table:table-cell>
          <table:table-cell office:value-type="string" calcext:value-type="string">
            <text:p>2782 x 2225</text:p>
          </table:table-cell>
        </table:table-row>
        <table:table-row table:style-name="ro1">
          <table:table-cell office:value-type="string" calcext:value-type="string">
            <text:p>Scintillant Humming Bird Feeding.NEF</text:p>
          </table:table-cell>
          <table:table-cell office:value-type="string" calcext:value-type="string">
            <text:p>Scintillant Humming Bird Feeding</text:p>
          </table:table-cell>
          <table:table-cell office:value-type="string" calcext:value-type="string">
            <text:p>Getting hummingbirds feeding is relatively easy as they hover nicely. There speed is phenomenal as they intake a lot of sugar but while feeding they do slow down long enough to grab a shot, though not often in places it is easy to focus on them.</text:p>
          </table:table-cell>
          <table:table-cell office:value-type="string" calcext:value-type="string">
            <text:p>Adrian, Adrian O Brien, Adrian O' Brien, Adrian O'Brien, Animals, Bird, Birds, Brien, Costa Rica, O' Brien, O'Brien, OBrien, Wildlife chasing, chasing, chasing wildlife, chasingwildlife, flight, in, nature, wildlifechasing</text:p>
          </table:table-cell>
          <table:table-cell table:number-columns-repeated="4"/>
          <table:table-cell office:value-type="string" calcext:value-type="string">
            <text:p>27/11/2019 20:42:12</text:p>
          </table:table-cell>
          <table:table-cell office:value-type="string" calcext:value-type="string">
            <text:p>3112 x 2075</text:p>
          </table:table-cell>
        </table:table-row>
        <table:table-row table:style-name="ro1">
          <table:table-cell office:value-type="string" calcext:value-type="string">
            <text:p>Scintillant Humming Bird Feeding.NEF</text:p>
          </table:table-cell>
          <table:table-cell office:value-type="string" calcext:value-type="string">
            <text:p>Scintillant Humming Bird Feeding Portrait (crop)</text:p>
          </table:table-cell>
          <table:table-cell office:value-type="string" calcext:value-type="string">
            <text:p>What better reason to go to a cloud forest than to try and get a photo of a hummingbird. This guy was more tricky than most as he didn't hover very long.</text:p>
          </table:table-cell>
          <table:table-cell office:value-type="string" calcext:value-type="string">
            <text:p>Costa Rica</text:p>
          </table:table-cell>
          <table:table-cell table:number-columns-repeated="4"/>
          <table:table-cell office:value-type="string" calcext:value-type="string">
            <text:p>27/11/2019 20:42:12</text:p>
          </table:table-cell>
          <table:table-cell office:value-type="string" calcext:value-type="string">
            <text:p>2300 x 2300</text:p>
          </table:table-cell>
        </table:table-row>
        <table:table-row table:style-name="ro1">
          <table:table-cell office:value-type="string" calcext:value-type="string">
            <text:p>Scintillant Humming Bird Feeding.NEF</text:p>
          </table:table-cell>
          <table:table-cell office:value-type="string" calcext:value-type="string">
            <text:p>Scintillant Humming Bird Feeding (BW)</text:p>
          </table:table-cell>
          <table:table-cell office:value-type="string" calcext:value-type="string">
            <text:p>What better reason to go to a cloud forest than to try and get a photo of a hummingbird. This guy was more tricky than most as he didn't hover very long.</text:p>
          </table:table-cell>
          <table:table-cell office:value-type="string" calcext:value-type="string">
            <text:p>Costa Rica</text:p>
          </table:table-cell>
          <table:table-cell table:number-columns-repeated="4"/>
          <table:table-cell office:value-type="string" calcext:value-type="string">
            <text:p>27/11/2019 20:42:12</text:p>
          </table:table-cell>
          <table:table-cell office:value-type="string" calcext:value-type="string">
            <text:p>3112 x 2075</text:p>
          </table:table-cell>
        </table:table-row>
        <table:table-row table:style-name="ro1">
          <table:table-cell office:value-type="string" calcext:value-type="string">
            <text:p>Costa Rican Lizard.NEF</text:p>
          </table:table-cell>
          <table:table-cell office:value-type="string" calcext:value-type="string">
            <text:p>Costa Rican Lizard</text:p>
          </table:table-cell>
          <table:table-cell office:value-type="string" calcext:value-type="string">
            <text:p>While lizards like to relax and sun themselves it makes them easy targets for photographers but one false movement and they disappear in a millesecond. I guess the reaction time needs to be good when you have to go out in the open to get some energy.</text:p>
          </table:table-cell>
          <table:table-cell office:value-type="string" calcext:value-type="string">
            <text:p>Adrian, Adrian O Brien, Adrian O' Brien, Adrian O'Brien, Animals, Brien, Costa Rica, O' Brien, O'Brien, OBrien, Reptile, Reptiles, Wildlife chasing, chasing, chasing wildlife, chasingwildlife, nature, wildlifechasing</text:p>
          </table:table-cell>
          <table:table-cell table:number-columns-repeated="4"/>
          <table:table-cell office:value-type="string" calcext:value-type="string">
            <text:p>30/11/2019 21:17:15</text:p>
          </table:table-cell>
          <table:table-cell office:value-type="string" calcext:value-type="string">
            <text:p>4696 x 3130</text:p>
          </table:table-cell>
        </table:table-row>
        <table:table-row table:style-name="ro1">
          <table:table-cell office:value-type="string" calcext:value-type="string">
            <text:p>Wood Ants Foraging.NEF</text:p>
          </table:table-cell>
          <table:table-cell office:value-type="string" calcext:value-type="string">
            <text:p>Wood Ants Foraging</text:p>
          </table:table-cell>
          <table:table-cell office:value-type="string" calcext:value-type="string">
            <text:p>The forests of the world are run and organised by ants. Without them our world would be a different place. However they often get over looked.</text:p>
          </table:table-cell>
          <table:table-cell office:value-type="string" calcext:value-type="string">
            <text:p>Adrian, Adrian O Brien, Adrian O' Brien, Adrian O'Brien, Animals, Austria, Brien, Insect, O' Brien, O'Brien, OBrien, Wildlife chasing, chasing, chasing wildlife, chasingwildlife, nature, wildlifechasing</text:p>
          </table:table-cell>
          <table:table-cell table:number-columns-repeated="4"/>
          <table:table-cell office:value-type="string" calcext:value-type="string">
            <text:p>11/04/2020 14:55:30</text:p>
          </table:table-cell>
          <table:table-cell office:value-type="string" calcext:value-type="string">
            <text:p>2083 x 1389</text:p>
          </table:table-cell>
        </table:table-row>
        <table:table-row table:style-name="ro1">
          <table:table-cell office:value-type="string" calcext:value-type="string">
            <text:p>Alert Chamois.NEF</text:p>
          </table:table-cell>
          <table:table-cell office:value-type="string" calcext:value-type="string">
            <text:p>Alert Chamois</text:p>
          </table:table-cell>
          <table:table-cell office:value-type="string" calcext:value-type="string">
            <text:p>It isn't often that Chamois come down from the high mountains. However near my home in Innsbruck there are quite a number that regularly come to a disused quarry at night time. Having the daylight to get a photo is a rare but welcome occurence.</text:p>
          </table:table-cell>
          <table:table-cell office:value-type="string" calcext:value-type="string">
            <text:p>Adrian, Adrian O Brien, Adrian O' Brien, Adrian O'Brien, Animals, Austria, Brien, Chamois, O' Brien, O'Brien, OBrien, Wildlife chasing, chasing, chasing wildlife, chasingwildlife, nature, wildlifechasing</text:p>
          </table:table-cell>
          <table:table-cell table:number-columns-repeated="4"/>
          <table:table-cell office:value-type="string" calcext:value-type="string">
            <text:p>18/04/2020 19:48:08</text:p>
          </table:table-cell>
          <table:table-cell office:value-type="string" calcext:value-type="string">
            <text:p>5224 x 3483</text:p>
          </table:table-cell>
        </table:table-row>
        <table:table-row table:style-name="ro1">
          <table:table-cell office:value-type="string" calcext:value-type="string">
            <text:p>Alert Chamois.NEF</text:p>
          </table:table-cell>
          <table:table-cell office:value-type="string" calcext:value-type="string">
            <text:p>Alert Chamois BW</text:p>
          </table:table-cell>
          <table:table-cell office:value-type="string" calcext:value-type="string">
            <text:p>It isn't often that Chamois come down from the high mountains. However near my home in Innsbruck there are quite a number that regularly come to a disused quarry at night time. Having the daylight to get a photo is a rare but welcome occurence.</text:p>
          </table:table-cell>
          <table:table-cell office:value-type="string" calcext:value-type="string">
            <text:p>Adrian, Adrian O Brien, Adrian O' Brien, Adrian O'Brien, Animals, Austria, Brien, Chamois, O' Brien, O'Brien, OBrien, Wildlife chasing, chasing, chasing wildlife, chasingwildlife, nature, wildlifechasing</text:p>
          </table:table-cell>
          <table:table-cell table:number-columns-repeated="4"/>
          <table:table-cell office:value-type="string" calcext:value-type="string">
            <text:p>18/04/2020 19:48:08</text:p>
          </table:table-cell>
          <table:table-cell office:value-type="string" calcext:value-type="string">
            <text:p>5224 x 3483</text:p>
          </table:table-cell>
        </table:table-row>
        <table:table-row table:style-name="ro1">
          <table:table-cell office:value-type="string" calcext:value-type="string">
            <text:p>Posing Chamois.NEF</text:p>
          </table:table-cell>
          <table:table-cell office:value-type="string" calcext:value-type="string">
            <text:p>Posing Chamois</text:p>
          </table:table-cell>
          <table:table-cell office:value-type="string" calcext:value-type="string">
            <text:p>Despite our attempts to wreck the world the chamois still survived, and this family does so by coming down tot he empty quarry at night to feed on sparse grasses. However the steep sides of the quarry are not the trap for the chamois that they might be for other creatures. At the first sign of threat the chamois are already halfway up the almost sheer cliff faces.</text:p>
          </table:table-cell>
          <table:table-cell office:value-type="string" calcext:value-type="string">
            <text:p>Adrian, Adrian O Brien, Adrian O' Brien, Adrian O'Brien, Animals, Austria, Brien, Chamois, O' Brien, O'Brien, OBrien, Wildlife chasing, chasing, chasing wildlife, chasingwildlife, nature, wildlifechasing</text:p>
          </table:table-cell>
          <table:table-cell table:number-columns-repeated="4"/>
          <table:table-cell office:value-type="string" calcext:value-type="string">
            <text:p>31/05/2020 20:12:46</text:p>
          </table:table-cell>
          <table:table-cell office:value-type="string" calcext:value-type="string">
            <text:p>4171 x 278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4:16:39.5201620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26T14:17:00.459978789</dc:date>
    <meta:editing-duration>PT3M4S</meta:editing-duration>
    <meta:editing-cycles>2</meta:editing-cycles>
    <meta:generator>LibreOffice/7.0.2.2$MacOSX_X86_64 LibreOffice_project/8349ace3c3162073abd90d81fd06dcfb6b36b994</meta:generator>
    <meta:document-statistic meta:table-count="1" meta:cell-count="892" meta:object-count="0"/>
  </office:meta>
</office:document-meta>
</file>